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23100000220F1928CF70CB8B21C.jpg" manifest:media-type="image/jpeg"/>
  <manifest:file-entry manifest:full-path="Pictures/100000000000034A0000014A3A48201073BFA40F.jpg" manifest:media-type="image/jpeg"/>
  <manifest:file-entry manifest:full-path="Pictures/100002010000002E0000002E128E3A9B89A1673E.png" manifest:media-type="image/png"/>
  <manifest:file-entry manifest:full-path="Pictures/10000000000000420000002C7D20E19923EE7E3A.jpg" manifest:media-type="image/jpeg"/>
  <manifest:file-entry manifest:full-path="Pictures/10000000000001BB000001CED2FF14FC44F2F4FE.jpg" manifest:media-type="image/jpeg"/>
  <manifest:file-entry manifest:full-path="Pictures/10000201000000D80000001E11CF9B93FEF71948.png" manifest:media-type="image/png"/>
  <manifest:file-entry manifest:full-path="Pictures/1000000000000113000000B776297741C0C3F107.png" manifest:media-type="image/png"/>
  <manifest:file-entry manifest:full-path="Pictures/1000000000000034000000347063203237C3DBE4.jpg" manifest:media-type="image/jpeg"/>
  <manifest:file-entry manifest:full-path="Pictures/100002010000023C0000009AABFFB2082F8BF6D1.png" manifest:media-type="image/png"/>
  <manifest:file-entry manifest:full-path="Pictures/10000201000000E2000000842DF7A5DB26249D03.png" manifest:media-type="image/png"/>
  <manifest:file-entry manifest:full-path="Pictures/1000000000000113000000B7C65A3A6B4929797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4" svg:font-family="'Century Gothic'" style:font-family-generic="swiss"/>
    <style:font-face style:name="FreeSans2" svg:font-family="FreeSans" style:font-family-generic="swiss"/>
    <style:font-face style:name="Century Gothic2" svg:font-family="'Century Gothic'" style:font-pitch="variable"/>
    <style:font-face style:name="FreeSans3" svg:font-family="FreeSans" style:font-pitch="variable"/>
    <style:font-face style:name="Liberation Sans2" svg:font-family="'Liberation Sans'" style:font-pitch="variable"/>
    <style:font-face style:name="Courier New2" svg:font-family="'Courier New'" style:font-family-generic="modern" style:font-pitch="variable"/>
    <style:font-face style:name="Century Gothic1" svg:font-family="'Century Gothic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97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0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9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92cm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53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.326cm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822cm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822cm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822cm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822cm"/>
    </style:style>
    <style:style style:name="gr13" style:family="graphic" style:parent-style-name="standard">
      <style:graphic-properties draw:textarea-horizontal-align="justify" draw:textarea-vertical-align="middle" draw:auto-grow-height="false" fo:min-height="0.75cm" fo:min-width="7.7cm"/>
    </style:style>
    <style:style style:name="gr14" style:family="graphic" style:parent-style-name="standard">
      <style:graphic-properties draw:textarea-horizontal-align="justify" draw:textarea-vertical-align="middle" draw:auto-grow-height="false" fo:min-height="0.85cm" fo:min-width="7.7cm"/>
    </style:style>
    <style:style style:name="gr15" style:family="graphic" style:parent-style-name="standard">
      <style:graphic-properties draw:textarea-horizontal-align="justify" draw:textarea-vertical-align="middle" draw:auto-grow-height="false" fo:min-height="0.95cm" fo:min-width="7.7cm"/>
    </style:style>
    <style:style style:name="gr1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822cm"/>
    </style:style>
    <style:style style:name="pr1" style:family="presentation" style:parent-style-name="Title_20_Slide-title">
      <style:graphic-properties draw:stroke="none" svg:stroke-width="0cm" draw:fill="solid" draw:fill-color="#00ccff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Only-title">
      <style:graphic-properties svg:stroke-color="#ccffcc" fo:min-height="0.992cm"/>
    </style:style>
    <style:style style:name="pr5" style:family="presentation" style:parent-style-name="Title_20_Only-notes">
      <style:graphic-properties draw:fill-color="#ffffff" fo:min-height="13.364cm"/>
    </style:style>
    <style:style style:name="pr6" style:family="presentation" style:parent-style-name="Title_20_Only_5f_-title">
      <style:graphic-properties svg:stroke-color="#ccffcc" fo:min-height="0.992cm"/>
    </style:style>
    <style:style style:name="pr7" style:family="presentation" style:parent-style-name="Title_20_Only_5f_-notes">
      <style:graphic-properties draw:fill-color="#ffffff" fo:min-height="13.364cm"/>
    </style:style>
    <style:style style:name="pr8" style:family="presentation" style:parent-style-name="Title_20_Only-title">
      <style:graphic-properties fo:min-height="0.992cm"/>
    </style:style>
    <style:style style:name="pr9" style:family="presentation" style:parent-style-name="Title_20_Only_5f_-title">
      <style:graphic-properties fo:min-height="0.992cm"/>
    </style:style>
    <style:style style:name="pr10" style:family="presentation" style:parent-style-name="Title_20_Only_5f__5f_-title">
      <style:graphic-properties fo:min-height="0.992cm"/>
    </style:style>
    <style:style style:name="pr11" style:family="presentation" style:parent-style-name="Title_20_Only_5f__5f_-notes">
      <style:graphic-properties draw:fill-color="#ffffff" fo:min-height="13.364cm"/>
    </style:style>
    <style:style style:name="pr12" style:family="presentation" style:parent-style-name="Title_20_Only_5f__5f__5f__5f_-title">
      <style:graphic-properties fo:min-height="0.992cm"/>
    </style:style>
    <style:style style:name="pr13" style:family="presentation" style:parent-style-name="Title_20_Only_5f__5f__5f__5f_-notes">
      <style:graphic-properties draw:fill-color="#ffffff" fo:min-height="13.364cm"/>
    </style:style>
    <style:style style:name="pr14" style:family="presentation" style:parent-style-name="Title_20_Only_5f__5f__5f__5f__5f_-title">
      <style:graphic-properties fo:min-height="0.992cm"/>
    </style:style>
    <style:style style:name="pr15" style:family="presentation" style:parent-style-name="Title_20_Only_5f__5f__5f__5f__5f_-notes">
      <style:graphic-properties draw:fill-color="#ffffff" fo:min-height="13.364cm"/>
    </style:style>
    <style:style style:name="pr16" style:family="presentation" style:parent-style-name="Title_20_Only_5f__5f__5f_-title">
      <style:graphic-properties fo:min-height="0.992cm"/>
    </style:style>
    <style:style style:name="pr17" style:family="presentation" style:parent-style-name="Title_20_Only_5f__5f__5f_-notes">
      <style:graphic-properties draw:fill-color="#ffffff" fo:min-height="13.364cm"/>
    </style:style>
    <style:style style:name="pr18" style:family="presentation" style:parent-style-name="Title_20_Only_5f__5f__5f__5f__5f__5f_-title">
      <style:graphic-properties fo:min-height="0.992cm"/>
    </style:style>
    <style:style style:name="pr19" style:family="presentation" style:parent-style-name="Title_20_Only_5f__5f__5f__5f__5f__5f_-notes">
      <style:graphic-properties draw:fill-color="#ffffff" fo:min-height="13.364cm"/>
    </style:style>
    <style:style style:name="pr20" style:family="presentation" style:parent-style-name="Address-notes">
      <style:graphic-properties draw:fill-color="#ffffff" fo:min-height="13.365cm"/>
    </style:style>
    <style:style style:name="pr21" style:family="presentation" style:parent-style-name="Closing-notes">
      <style:graphic-properties draw:fill-color="#ffffff" fo:min-height="13.365cm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00ccff"/>
      <style:paragraph-properties fo:text-align="start" style:text-autospace="none" style:line-break="normal" style:writing-mode="page" style:font-independent-line-spacing="true"/>
      <style:text-properties fo:font-size="24pt" style:font-size-asian="24pt" style:font-size-complex="24pt" fo:hyphenate="false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5" style:family="paragraph">
      <loext:graphic-properties draw:fill-color="#ffffff"/>
    </style:style>
    <style:style style:name="P6" style:family="paragraph">
      <style:text-properties fo:color="#0066cc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style:font-name="Liberation Sans1" fo:font-size="14pt" style:font-size-asian="14pt" style:font-size-complex="14pt"/>
    </style:style>
    <style:style style:name="P10" style:family="paragraph">
      <style:paragraph-properties fo:margin-left="0cm" fo:margin-right="0cm" fo:margin-top="0cm" fo:margin-bottom="0.026cm" style:line-height-at-least="0.397cm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.026cm" style:line-height-at-least="0.397cm" fo:text-indent="0cm"/>
      <style:text-properties style:font-name="Liberation Sans1" fo:font-weight="normal" style:font-weight-asian="normal" style:font-weight-complex="normal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16pt" style:font-size-asian="16pt" style:font-size-complex="16pt"/>
    </style:style>
    <style:style style:name="P15" style:family="paragraph">
      <loext:graphic-properties draw:fill="none" draw:fill-color="#ffffff"/>
      <style:text-properties fo:font-size="15pt" style:font-size-asian="15pt" style:font-size-complex="15pt"/>
    </style:style>
    <style:style style:name="P16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Century Gothic4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24pt" style:language-asian="zh" style:country-asian="CN" style:font-style-asian="normal" style:font-weight-asian="normal" style:font-name-complex="Century Gothic4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variant="normal" fo:text-transform="none" fo:color="#0066cc" style:text-line-through-style="none" style:text-line-through-type="none" style:text-position="0% 100%" style:font-name="Century Gothic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style:font-name="Liberation Sans1" fo:font-size="14pt" style:font-size-asian="14pt" style:font-size-complex="14pt"/>
    </style:style>
    <style:style style:name="T5" style:family="text">
      <style:text-properties fo:color="#0066cc" fo:font-size="24pt" style:font-size-asian="24pt" style:font-size-complex="24pt"/>
    </style:style>
    <style:style style:name="T6" style:family="text">
      <style:text-properties fo:font-variant="normal" fo:text-transform="none" fo:color="#222222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22222" style:text-outline="false" style:text-line-through-style="none" style:text-line-through-type="none" style:font-name="Liberation Sans1" fo:font-size="9.5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22222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size="10.5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18.414cm" svg:height="1.269cm" svg:x="0.805cm" svg:y="5.715cm" presentation:class="title" presentation:user-transformed="true">
          <draw:text-box>
            <text:p text:style-name="P1"><text:span text:style-name="T1">ABS (android boot sequence)</text:span></text:p>
          </draw:text-box>
        </draw:frame>
        <draw:frame draw:name="Text Placeholder 2" presentation:style-name="pr2" draw:text-style-name="P4" draw:layer="layout" svg:width="10.709cm" svg:height="1.057cm" svg:x="7.2cm" svg:y="7.385cm" presentation:class="outline" presentation:user-transformed="true">
          <draw:text-box>
            <text:list text:style-name="L2">
              <text:list-header>
                <text:p text:style-name="P3"><text:span text:style-name="T2">MOHAN</text:span></text:p>
              </text:list-header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2T19" xml:id="id2" draw:id="id2">
        <office:forms form:automatic-focus="false" form:apply-design-mode="false"/>
        <draw:frame presentation:style-name="pr4" draw:text-style-name="P6" draw:layer="layout" svg:width="18.202cm" svg:height="0.992cm" svg:x="0.212cm" svg:y="0.117cm" presentation:class="title" presentation:user-transformed="true">
          <draw:text-box>
            <text:p><text:span text:style-name="T3">CONTENTS</text:span></text:p>
          </draw:text-box>
        </draw:frame>
        <draw:frame draw:style-name="gr2" draw:text-style-name="P7" draw:layer="layout" svg:width="15.1cm" svg:height="5.228cm" svg:x="1.7cm" svg:y="2cm">
          <draw:text-box>
            <text:list text:style-name="L3">
              <text:list-item>
                <text:p>UBOOT &amp; UEFI &amp; POST</text:p>
              </text:list-item>
              <text:list-item>
                <text:p>BASIC KERNEL</text:p>
              </text:list-item>
              <text:list-item>
                <text:p>DTS &amp; DTSI</text:p>
              </text:list-item>
              <text:list-item>
                <text:p>ANDROID BOOTING SEQUENCE 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Only_5f_" presentation:presentation-page-layout-name="AL2T19" xml:id="id3" draw:id="id3">
        <office:forms form:automatic-focus="false" form:apply-design-mode="false"/>
        <draw:frame presentation:style-name="pr6" draw:text-style-name="P6" draw:layer="layout" svg:width="18.202cm" svg:height="0.992cm" svg:x="0.212cm" svg:y="0.117cm" presentation:class="title" presentation:user-transformed="true">
          <draw:text-box>
            <text:p><text:span text:style-name="T3">POST</text:span></text:p>
          </draw:text-box>
        </draw:frame>
        <draw:frame draw:style-name="gr3" draw:text-style-name="P9" draw:layer="layout" svg:width="18.8cm" svg:height="5.228cm" svg:x="0.8cm" svg:y="2.272cm">
          <draw:text-box>
            <text:list text:style-name="L3">
              <text:list-header>
                <text:p><text:span text:style-name="T4">* When we press the power button, the Boot ROM code starts executing from a pre-defined location which is hardwired in ROM(firmware code specific to individual devices)</text:span></text:p>
                <text:p><text:span text:style-name="T4"/></text:p>
                <text:p><text:span text:style-name="T4">* It loads the Boot loader into RAM and starts executing with the help of UEFI.</text:span></text:p>
              </text:list-header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2T19" xml:id="id4" draw:id="id4">
        <office:forms form:automatic-focus="false" form:apply-design-mode="false"/>
        <draw:frame presentation:style-name="pr8" draw:text-style-name="P6" draw:layer="layout" svg:width="18.202cm" svg:height="0.992cm" svg:x="0.212cm" svg:y="0.117cm" presentation:class="title" presentation:user-transformed="true">
          <draw:text-box>
            <text:p><text:span text:style-name="T5">uboot</text:span></text:p>
          </draw:text-box>
        </draw:frame>
        <draw:frame draw:style-name="gr4" draw:text-style-name="P11" draw:layer="layout" svg:width="18.2cm" svg:height="9.3cm" svg:x="1.2cm" svg:y="1.3cm">
          <draw:text-box>
            <text:p text:style-name="P10"><text:span text:style-name="T6">Boot loader</text:span><text:span text:style-name="T7"> :</text:span><text:span text:style-name="T8"> </text:span></text:p>
            <text:p text:style-name="P10"><text:span text:style-name="T8">* It is a vendor-proprietary image responsible for bringing up the kernel on a device.</text:span></text:p>
            <text:p text:style-name="P10"><text:span text:style-name="T8"/></text:p>
            <text:p text:style-name="P10"><text:span text:style-name="T8">* It provides the basic infrastructure to bring up a board to a point where it can <text:s/>load a Linux kernel and start booting your operating system.</text:span></text:p>
            <text:p text:style-name="P10"><text:span text:style-name="T8"><text:tab/></text:span><text:span text:style-name="T8">entry point,load address etc... </text:span></text:p>
            <text:p text:style-name="P10"><text:span text:style-name="T8"/></text:p>
            <text:p text:style-name="P10"><text:span text:style-name="T8">* U-Boot is both a first-stage and second-stage bootloader.</text:span></text:p>
            <text:p text:style-name="P10"><text:span text:style-name="T8"/></text:p>
            <text:p text:style-name="P10"><text:span text:style-name="T8">* It is loaded by the system's ROM or BIOS from a supported boot device, such as an SD card, SATA drive, NOR flash (e.g. using SPI or I²C), or NAND flash.</text:span></text:p>
            <text:p text:style-name="P10"><text:span text:style-name="T8"/></text:p>
            <text:p text:style-name="P10"><text:span text:style-name="T8">* U-Boot has support for USB, so it can use a USB keyboard to operate the console</text:span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Only" xml:id="id5" draw:id="id5">
        <office:forms form:automatic-focus="false" form:apply-design-mode="false"/>
        <draw:frame presentation:style-name="pr8" draw:layer="layout" svg:width="18.202cm" svg:height="0.992cm" svg:x="0.212cm" svg:y="0.117cm" presentation:class="title" presentation:user-transformed="true">
          <draw:text-box>
            <text:p><text:span text:style-name="T3">UEFI</text:span></text:p>
          </draw:text-box>
        </draw:frame>
        <draw:frame draw:style-name="gr5" draw:text-style-name="P12" draw:layer="layout" svg:width="19.6cm" svg:height="4.847cm" svg:x="0.1cm" svg:y="2.7cm">
          <draw:text-box>
            <text:list text:style-name="L1">
              <text:list-header>
                <text:p><text:span text:style-name="T9">UEFI</text:span><text:span text:style-name="T10">:</text:span></text:p>
                <text:p><text:span text:style-name="T10"/></text:p>
              </text:list-header>
              <text:list-item>
                <text:p><text:span text:style-name="T10">The Unified Extensible Firmware Interface is a specification that defines a software interface between an operating system and platform firmware.</text:span></text:p>
                <text:p><text:span text:style-name="T10"/></text:p>
              </text:list-item>
              <text:list-item>
                <text:p><text:span text:style-name="T10">UEFI is expected to eventually replace BIOS. Like BIOS, UEFI is installed at the time of manufacturing and is the first program that runs when a computer is turned on.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Only" xml:id="id6" draw:id="id6">
        <office:forms form:automatic-focus="false" form:apply-design-mode="false"/>
        <draw:frame draw:style-name="gr6" draw:text-style-name="P7" draw:layer="layout" svg:width="19.92cm" svg:height="1.242cm" svg:x="0cm" svg:y="0.1cm">
          <draw:text-box>
            <text:p><text:span text:style-name="T3">Uboot &amp; UEFI</text:span></text:p>
          </draw:text-box>
        </draw:frame>
        <draw:frame draw:style-name="gr7" draw:text-style-name="P13" draw:layer="layout" svg:width="20.1cm" svg:height="8.783cm" svg:x="0.2cm" svg:y="1.7cm">
          <draw:text-box>
            <text:p><text:span text:style-name="T11">Primary boot interface (eMMC)</text:span></text:p>
            <text:p><text:span text:style-name="T11">|</text:span></text:p>
            <text:p><text:span text:style-name="T11">PBL,start</text:span></text:p>
            <text:p><text:span text:style-name="T11"><text:tab/></text:span><text:span text:style-name="T11">elf_loader_entry, Start</text:span></text:p>
            <text:p><text:span text:style-name="T11">PBL, End</text:span></text:p>
            <text:p><text:span text:style-name="T11">|</text:span></text:p>
            <text:p><text:span text:style-name="T11">SBL1, Start</text:span></text:p>
            <text:p><text:span text:style-name="T11"><text:tab/></text:span><text:span text:style-name="T11">PMIC Image Loaded, Delta</text:span></text:p>
            <text:p><text:span text:style-name="T11"><text:tab/></text:span><text:span text:style-name="T11">Bootup frequency set to 1296000</text:span></text:p>
            <text:p><text:span text:style-name="T11">SBL1, End</text:span></text:p>
            <text:p><text:span text:style-name="T11">|</text:span></text:p>
            <text:p><text:span text:style-name="T11">UEFI Start</text:span></text:p>
            <text:p><text:span text:style-name="T11"><text:tab/></text:span><text:span text:style-name="T11">RAM Entry 0 : Base 0x0000000080000000</text:span></text:p>
            <text:p><text:span text:style-name="T11"><text:tab/></text:span><text:span text:style-name="T11">Load CPU 0 Slp: 0x82, Int: 0x10</text:span></text:p>
            <text:list text:style-name="L3">
              <text:list-header>
                <text:p text:style-name="P3"><text:span text:style-name="T12"><text:s text:c="5"/></text:span><text:span text:style-name="T13">Memory Base Address: 0x80000000</text:span></text:p>
              </text:list-header>
            </text:list>
            <text:p><text:span text:style-name="T13">UEFI End</text:span></text:p>
            <text:p><text:span text:style-name="T13">|</text:span></text:p>
            <text:p><text:span text:style-name="T13">kernel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Only_5f_" xml:id="id7" draw:id="id7">
        <office:forms form:automatic-focus="false" form:apply-design-mode="false"/>
        <draw:frame presentation:style-name="pr9" draw:layer="layout" svg:width="18.202cm" svg:height="0.992cm" svg:x="0.212cm" svg:y="0.117cm" presentation:class="title" presentation:user-transformed="true">
          <draw:text-box>
            <text:p><text:span text:style-name="T3">Creating uboot images in android </text:span></text:p>
          </draw:text-box>
        </draw:frame>
        <draw:frame draw:style-name="gr8" draw:text-style-name="P12" draw:layer="layout" svg:width="20.1cm" svg:height="8.576cm" svg:x="0.1cm" svg:y="1.4cm">
          <draw:text-box>
            <text:p><text:span text:style-name="T10">Toolchain and uboot tools </text:span></text:p>
            <text:p><text:span text:style-name="T10"><text:tab/></text:span><text:span text:style-name="T10">export ARCH=arm</text:span><text:span text:style-name="T10"><text:tab/></text:span></text:p>
            <text:p><text:span text:style-name="T10"><text:tab/></text:span><text:span text:style-name="T10">export PATH=~/gcc-linaro/bin/:$PATH</text:span></text:p>
            <text:p><text:span text:style-name="T10"><text:tab/></text:span><text:span text:style-name="T10">export CROSS_COMPILE=arm-linux-gnueabihf-</text:span></text:p>
            <text:p><text:span text:style-name="T10"><text:tab/></text:span><text:span text:style-name="T10">sudo apt-get install u-boot-tools</text:span></text:p>
            <text:p><text:span text:style-name="T10"/></text:p>
            <text:p><text:span text:style-name="T10">Source code </text:span></text:p>
            <text:p><text:span text:style-name="T10"><text:tab/></text:span><text:span text:style-name="T10">url = </text:span><text:span text:style-name="T10"><text:a xlink:href="https://source.codeaurora.org/external/imx/uboot-imx" xlink:type="simple">https://source.codeaurora.org/external/imx/uboot-imx</text:a></text:span></text:p>
            <text:p><text:span text:style-name="T10"/></text:p>
            <text:p><text:span text:style-name="T10">Configuration</text:span></text:p>
            <text:p><text:span text:style-name="T10"><text:tab/></text:span><text:span text:style-name="T10">make imx7dsabresdandroid_defconfig</text:span></text:p>
            <text:p><text:span text:style-name="T10"/></text:p>
            <text:p><text:span text:style-name="T10">Build</text:span></text:p>
            <text:p><text:span text:style-name="T10"><text:tab/></text:span><text:span text:style-name="T10">make -j32</text:span></text:p>
            <text:p><text:span text:style-name="T10"/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Only_5f_" xml:id="id8" draw:id="id8">
        <office:forms form:automatic-focus="false" form:apply-design-mode="false"/>
        <draw:frame presentation:style-name="pr9" draw:layer="layout" svg:width="18.202cm" svg:height="0.992cm" svg:x="0.212cm" svg:y="0.117cm" presentation:class="title" presentation:user-transformed="true">
          <draw:text-box>
            <text:p><text:span text:style-name="T3">Creating uboot images in android </text:span></text:p>
          </draw:text-box>
        </draw:frame>
        <draw:frame draw:style-name="gr9" draw:text-style-name="P14" draw:layer="layout" svg:width="19.6cm" svg:height="8.072cm" svg:x="0.4cm" svg:y="1.8cm">
          <draw:text-box>
            <text:list text:style-name="L3">
              <text:list-header>
                <text:p><text:span text:style-name="T14">*/bin/bash -c "for ubootplat in imx7d:imx7dsabresdandroid_defconfig imx7d-epdc</text:span><text:span text:style-name="T15">:imx7dsabresdandroid_defconfig</text:span><text:span text:style-name="T14">; do </text:span><text:span text:style-name="T14"><text:tab/></text:span><text:span text:style-name="T14"><text:tab/></text:span><text:span text:style-name="T14">UBOOT_PLATFORM=\`echo \$ubootplat | cut -d':' -f1\`; </text:span><text:span text:style-name="T14"><text:tab/></text:span><text:span text:style-name="T14"><text:tab/></text:span><text:span text:style-name="T14">UBOOT_CONFIG=\`echo \$ubootplat | cut -d':' -f2\`; </text:span><text:span text:style-name="T14"><text:tab/></text:span><text:span text:style-name="T14"><text:tab/></text:span><text:span text:style-name="T14">make -j2 -C </text:span><text:span text:style-name="T15">device/imx7/uboot/</text:span><text:span text:style-name="T14"> CROSS_COMPILE=\" /home/krishna/AOSP_P_IMX_PORT/my_IMX/prebuilts/gcc/linux-x86/arm/arm-linux-androideabi-4.9/bin/</text:span><text:span text:style-name="T15">arm-linux-androidkernel</text:span><text:span text:style-name="T14">-\" distclean; </text:span></text:p>
                <text:p><text:span text:style-name="T14"/></text:p>
                <text:p><text:span text:style-name="T15">u-boot.imx</text:span><text:span text:style-name="T14"> is the final image for uboot (for sdcard flashing)</text:span></text:p>
                <text:p><text:span text:style-name="T15">u-boot.bin</text:span><text:span text:style-name="T14"> is a raw binary image</text:span></text:p>
                <text:p><text:span text:style-name="T15">u-boot</text:span><text:span text:style-name="T14"> is an image in ELF binary format</text:span></text:p>
              </text:list-header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Only_5f__5f_" xml:id="id9" draw:id="id9">
        <office:forms form:automatic-focus="false" form:apply-design-mode="false"/>
        <draw:frame presentation:style-name="pr10" draw:layer="layout" svg:width="18.202cm" svg:height="0.992cm" svg:x="0.212cm" svg:y="0.117cm" presentation:class="title" presentation:user-transformed="true">
          <draw:text-box>
            <text:p><text:span text:style-name="T3">Uboot directories </text:span></text:p>
          </draw:text-box>
        </draw:frame>
        <draw:frame draw:style-name="gr10" draw:text-style-name="P7" draw:layer="layout" svg:width="19.6cm" svg:height="8.072cm" svg:x="0.4cm" svg:y="1.8cm">
          <draw:text-box>
            <text:list text:style-name="L3">
              <text:list-header>
                <text:p>arch/</text:p>
                <text:p>board/</text:p>
                <text:p>configs/</text:p>
                <text:p>drivers/</text:p>
                <text:p>include/</text:p>
                <text:p>etc...</text:p>
                <text:p/>
              </text:list-header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9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Only_5f__5f__5f__5f_" xml:id="id10" draw:id="id10">
        <office:forms form:automatic-focus="false" form:apply-design-mode="false"/>
        <draw:frame presentation:style-name="pr12" draw:layer="layout" svg:width="18.202cm" svg:height="0.992cm" svg:x="0.212cm" svg:y="0.117cm" presentation:class="title" presentation:user-transformed="true">
          <draw:text-box>
            <text:p><text:span text:style-name="T3">Boot loader flow</text:span></text:p>
          </draw:text-box>
        </draw:frame>
        <draw:frame draw:style-name="gr11" draw:text-style-name="P15" draw:layer="layout" svg:width="19.6cm" svg:height="8.072cm" svg:x="0.4cm" svg:y="1.8cm">
          <draw:text-box>
            <text:list text:style-name="L3">
              <text:list-header>
                <text:p><text:span text:style-name="T16">* Execution typically starts with an architecture-specific (and possibly CPU- <text:s text:c="2"/>specific) start.S file.</text:span></text:p>
                <text:p><text:span text:style-name="T16"/></text:p>
                <text:p><text:span text:style-name="T16"/></text:p>
                <text:p><text:span text:style-name="T16"><text:s text:c="2"/></text:span><text:span text:style-name="T16">Ex: <text:s/>arch/arm/cpu/armv7/start.S</text:span></text:p>
                <text:p><text:span text:style-name="T16"><text:s text:c="8"/></text:span><text:span text:style-name="T16">- before executing this start.S, ROM would be initialized.</text:span></text:p>
                <text:list>
                  <text:list-item>
                    <text:list>
                      <text:list-header>
                        <text:p><text:span text:style-name="T16">- Rom initialization done by POST. </text:span></text:p>
                        <text:p><text:span text:style-name="T16">- start.S <text:s/>will set up the SDRAM and serial UART.</text:span></text:p>
                        <text:p><text:span text:style-name="T16">- lowlevel_init(), board_init_f(), board_init_r() these are some essential <text:s text:c="2"/>function calls in start.S </text:span></text:p>
                        <text:p><text:span text:style-name="T16"/></text:p>
                        <text:p><text:span text:style-name="T16"><text:s/></text:span></text:p>
                      </text:list-header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0" presentation:class="page"/>
          <draw:frame presentation:style-name="pr1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Only_5f__5f__5f__5f__5f_" xml:id="id11" draw:id="id11">
        <office:forms form:automatic-focus="false" form:apply-design-mode="false"/>
        <draw:frame presentation:style-name="pr14" draw:layer="layout" svg:width="18.202cm" svg:height="0.992cm" svg:x="0.212cm" svg:y="0.117cm" presentation:class="title" presentation:user-transformed="true">
          <draw:text-box>
            <text:p><text:span text:style-name="T3">Boot loader flow</text:span></text:p>
          </draw:text-box>
        </draw:frame>
        <draw:frame draw:style-name="gr12" draw:text-style-name="P15" draw:layer="layout" svg:width="19.6cm" svg:height="8.072cm" svg:x="0.4cm" svg:y="1.8cm">
          <draw:text-box>
            <text:list text:style-name="L3">
              <text:list-header>
                <text:p><text:span text:style-name="T16">* Configurations </text:span></text:p>
                <text:p><text:span text:style-name="T16"><text:s text:c="4"/></text:span><text:span text:style-name="T16">- Configuration depends on the combination of board and CPU type; all</text:span></text:p>
                <text:p><text:span text:style-name="T16"><text:s text:c="6"/></text:span><text:span text:style-name="T16">such information is kept in a configuration file</text:span></text:p>
                <text:p><text:span text:style-name="T16"><text:s text:c="6"/></text:span><text:span text:style-name="T16">"include/configs/mx7dsabresdandroid.h"</text:span></text:p>
                <text:p><text:span text:style-name="T16"/></text:p>
                <text:p><text:span text:style-name="T16"><text:s text:c="4"/></text:span><text:span text:style-name="T16">- we need to configure below </text:span></text:p>
                <text:p><text:span text:style-name="T16"><text:s text:c="6"/></text:span><text:span text:style-name="T16">CPU Type,Board Type,Cache,Serial Ports,Console Baudrate,Kgdb Serial <text:s text:c="9"/>Baudrate,Watchdog,Real-Time Clock,GPIO,PWM,USB,I2C,SPI etc…</text:span></text:p>
                <text:p><text:span text:style-name="T16"/></text:p>
                <text:p><text:span text:style-name="T2">Example:</text:span></text:p>
                <text:p><text:span text:style-name="T17">drivers/watchdog/Makefile:16:obj-$(CONFIG_AT91SAM9_WATCHDOG) += imx_watchdog.o</text:span></text:p>
                <text:p><text:span text:style-name="T16"/></text:p>
                <text:p><text:span text:style-name="T16"/></text:p>
              </text:list-header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1" presentation:class="page"/>
          <draw:frame presentation:style-name="pr1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Only_5f__5f__5f_" xml:id="id12" draw:id="id12">
        <office:forms form:automatic-focus="false" form:apply-design-mode="false"/>
        <draw:frame presentation:style-name="pr16" draw:layer="layout" svg:width="18.202cm" svg:height="0.992cm" svg:x="0.212cm" svg:y="0.117cm" presentation:class="title" presentation:user-transformed="true">
          <draw:text-box>
            <text:p><text:span text:style-name="T3">ANDROID OS with bootloader </text:span></text:p>
          </draw:text-box>
        </draw:frame>
        <draw:custom-shape draw:style-name="gr13" draw:text-style-name="P16" draw:layer="layout" svg:width="8.2cm" svg:height="1cm" svg:x="5.6cm" svg:y="2.6cm">
          <text:p text:style-name="P16"><text:s/>Framework 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8.2cm" svg:height="1.1cm" svg:x="5.6cm" svg:y="3.7cm">
          <text:p text:style-name="P16"><text:s/>HAL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8.2cm" svg:height="1.2cm" svg:x="5.6cm" svg:y="4.9cm">
          <text:p text:style-name="P16"><text:s/>Kernel mode 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8.2cm" svg:height="1cm" svg:x="5.6cm" svg:y="6.2cm">
          <text:p text:style-name="P16"><text:s/>UEFI 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8.2cm" svg:height="1cm" svg:x="5.6cm" svg:y="7.3cm">
          <text:p text:style-name="P16"><text:s/>SBL 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8.2cm" svg:height="1cm" svg:x="5.6cm" svg:y="8.4cm">
          <text:p text:style-name="P16"><text:s/>PBL 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8.2cm" svg:height="1cm" svg:x="5.6cm" svg:y="9.5cm">
          <text:p text:style-name="P16"><text:s/>Hardware 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8.2cm" svg:height="1cm" svg:x="5.6cm" svg:y="1.5cm">
          <text:p text:style-name="P16">applications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2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Only_5f__5f__5f__5f__5f__5f_" xml:id="id13" draw:id="id13">
        <office:forms form:automatic-focus="false" form:apply-design-mode="false"/>
        <draw:frame presentation:style-name="pr18" draw:layer="layout" svg:width="18.202cm" svg:height="0.992cm" svg:x="0.212cm" svg:y="0.117cm" presentation:class="title" presentation:user-transformed="true">
          <draw:text-box>
            <text:p><text:span text:style-name="T3">Conclusion </text:span><text:span text:style-name="T3"><text:tab/></text:span><text:span text:style-name="T3"><text:tab/></text:span></text:p>
          </draw:text-box>
        </draw:frame>
        <draw:frame draw:style-name="gr16" draw:text-style-name="P15" draw:layer="layout" svg:width="20.32cm" svg:height="8.072cm" svg:x="0cm" svg:y="1.8cm">
          <draw:text-box>
            <text:list text:style-name="L3">
              <text:list-header>
                <text:p><text:span text:style-name="T16">POST <text:s text:c="8"/>: Supplies the power to circuitry <text:s/>in SOC</text:span></text:p>
                <text:p><text:span text:style-name="T16"/></text:p>
                <text:p><text:span text:style-name="T16">boot rom <text:s text:c="3"/>: It contains the first code that is executed by processor after POST.</text:span></text:p>
                <text:p><text:span text:style-name="T16"/></text:p>
                <text:p><text:span text:style-name="T16">Boot loader: It will loads the os image to working memory.</text:span></text:p>
                <text:p><text:span text:style-name="T16"/></text:p>
                <text:p><text:span text:style-name="T16">UEFI <text:s text:c="9"/>: Mediator between bootloader and kernel mode </text:span></text:p>
                <text:p><text:span text:style-name="T16"/></text:p>
                <text:p><text:span text:style-name="T16">Kernel <text:s text:c="7"/>: It will search for the init <text:s/>in the system files and launch the root </text:span><text:span text:style-name="T16"><text:tab/></text:span><text:span text:style-name="T16"><text:tab/></text:span><text:span text:style-name="T16"> <text:s text:c="12"/>process <text:s/></text:span></text:p>
                <text:p><text:span text:style-name="T16"/></text:p>
                <text:p><text:span text:style-name="T16">init <text:s text:c="13"/>: <text:s/>amount the directories and and run the init.rc file for the services </text:span></text:p>
              </text:list-header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3" presentation:class="page"/>
          <draw:frame presentation:style-name="pr1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ddress" xml:id="id14" draw:id="id14">
        <office:forms form:automatic-focus="false" form:apply-design-mode="false"/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4" presentation:class="page"/>
          <draw:frame presentation:style-name="pr20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osing" xml:id="id15" draw:id="id15">
        <office:forms form:automatic-focus="false" form:apply-design-mode="false"/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5" presentation:class="page"/>
          <draw:frame presentation:style-name="pr2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3" svg:font-family="'Century Gothic'"/>
    <style:font-face style:name="Century Gothic4" svg:font-family="'Century Gothic'" style:font-family-generic="swiss"/>
    <style:font-face style:name="FreeSans2" svg:font-family="FreeSans" style:font-family-generic="swiss"/>
    <style:font-face style:name="Century Gothic2" svg:font-family="'Century Gothic'" style:font-pitch="variable"/>
    <style:font-face style:name="FreeSans3" svg:font-family="FreeSans" style:font-pitch="variable"/>
    <style:font-face style:name="Liberation Sans2" svg:font-family="'Liberation Sans'" style:font-pitch="variable"/>
    <style:font-face style:name="Courier New2" svg:font-family="'Courier New'" style:font-family-generic="modern" style:font-pitch="variable"/>
    <style:font-face style:name="Century Gothic1" svg:font-family="'Century Gothic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fold-space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Unresolved_20_Mention" style:display-name="Unresolved Mention" style:family="graphic">
      <style:paragraph-properties style:text-autospace="none"/>
      <style:text-properties fo:color="#605e5c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cope-head" style:family="graphic">
      <style:paragraph-properties style:text-autospace="none"/>
    </style:style>
    <style:style style:name="s" style:family="graphic">
      <style:paragraph-properties style:text-autospace="none"/>
    </style:style>
    <style:style style:name="c" style:family="graphic">
      <style:paragraph-properties style:text-autospace="none"/>
    </style:style>
    <style:style style:name="n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cope-body" style:family="graphic">
      <style:paragraph-properties style:text-autospace="none"/>
    </style:style>
    <style:style style:name="HTML_20_Preformatted_20_Char" style:display-name="HTML Preformatted Char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 style:font-size-asian="10pt"/>
    </style:style>
    <style:style style:name="HTML_20_Preformatted" style:display-name="HTML Preformatted" style:family="graphic">
      <style:paragraph-properties fo:margin-top="0cm" fo:margin-bottom="0cm" fo:line-height="100%"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 style:font-size-asian="10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5" style:family="presentation" style:parent-style-name="Address-outline4">
      <style:paragraph-properties fo:margin-top="0cm" fo:margin-bottom="0.1cm"/>
      <style:text-properties fo:font-size="20pt" style:font-size-asian="20pt" style:font-size-complex="20pt"/>
    </style:style>
    <style:style style:name="Address-outline6" style:family="presentation" style:parent-style-name="Address-outline5">
      <style:paragraph-properties fo:margin-top="0cm" fo:margin-bottom="0.1cm"/>
      <style:text-properties fo:font-size="20pt" style:font-size-asian="20pt" style:font-size-complex="20pt"/>
    </style:style>
    <style:style style:name="Address-outline7" style:family="presentation" style:parent-style-name="Address-outline6">
      <style:paragraph-properties fo:margin-top="0cm" fo:margin-bottom="0.1cm"/>
      <style:text-properties fo:font-size="20pt" style:font-size-asian="20pt" style:font-size-complex="20pt"/>
    </style:style>
    <style:style style:name="Address-outline8" style:family="presentation" style:parent-style-name="Address-outline7">
      <style:paragraph-properties fo:margin-top="0cm" fo:margin-bottom="0.1cm"/>
      <style:text-properties fo:font-size="20pt" style:font-size-asian="20pt" style:font-size-complex="20pt"/>
    </style:style>
    <style:style style:name="Address-outline9" style:family="presentation" style:parent-style-name="Address-outline8">
      <style:paragraph-properties fo:margin-top="0cm" fo:margin-bottom="0.1cm"/>
      <style:text-properties fo:font-size="20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cm" fo:margin-bottom="0.1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cm" fo:margin-bottom="0.1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cm" fo:margin-bottom="0.1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cm" fo:margin-bottom="0.1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cm" fo:margin-bottom="0.1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background" style:display-name="Title Only_-background" style:family="presentation">
      <style:graphic-properties draw:stroke="none" draw:fill="solid" draw:fill-color="#ffffff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outline2" style:display-name="Title Only_-outline2" style:family="presentation" style:parent-style-name="Title_20_Only_5f_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Only_5f_-outline3" style:display-name="Title Only_-outline3" style:family="presentation" style:parent-style-name="Title_20_Only_5f_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_5f_-outline4" style:display-name="Title Only_-outline4" style:family="presentation" style:parent-style-name="Title_20_Only_5f_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_5f_-outline5" style:display-name="Title Only_-outline5" style:family="presentation" style:parent-style-name="Title_20_Only_5f_-outline4">
      <style:paragraph-properties fo:margin-top="0cm" fo:margin-bottom="0.1cm"/>
      <style:text-properties fo:font-size="20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top="0cm" fo:margin-bottom="0.1cm"/>
      <style:text-properties fo:font-size="20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top="0cm" fo:margin-bottom="0.1cm"/>
      <style:text-properties fo:font-size="20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top="0cm" fo:margin-bottom="0.1cm"/>
      <style:text-properties fo:font-size="20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top="0cm" fo:margin-bottom="0.1cm"/>
      <style:text-properties fo:font-size="20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_5f_-background" style:display-name="Title Only__-background" style:family="presentation">
      <style:graphic-properties draw:stroke="none" draw:fill="solid" draw:fill-color="#ffffff"/>
      <style:text-properties style:letter-kerning="true"/>
    </style:style>
    <style:style style:name="Title_20_Only_5f__5f_-backgroundobjects" style:display-name="Title Only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_5f_-notes" style:display-name="Title Only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_5f__5f_-outline1" style:display-name="Title Only__-outline1" style:family="presentation">
      <style:graphic-properties draw:stroke="none" draw:fill="none" draw:auto-grow-height="false" draw:fit-to-size="shrink-to-fit">
        <text:list-style style:name="Title_20_Only_5f__5f_-outline1" style:display-name="Title Only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_5f_-outline2" style:display-name="Title Only__-outline2" style:family="presentation" style:parent-style-name="Title_20_Only_5f__5f_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Only_5f__5f_-outline3" style:display-name="Title Only__-outline3" style:family="presentation" style:parent-style-name="Title_20_Only_5f__5f_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_5f__5f_-outline4" style:display-name="Title Only__-outline4" style:family="presentation" style:parent-style-name="Title_20_Only_5f__5f_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_5f__5f_-outline5" style:display-name="Title Only__-outline5" style:family="presentation" style:parent-style-name="Title_20_Only_5f__5f_-outline4">
      <style:paragraph-properties fo:margin-top="0cm" fo:margin-bottom="0.1cm"/>
      <style:text-properties fo:font-size="20pt" style:font-size-asian="20pt" style:font-size-complex="20pt"/>
    </style:style>
    <style:style style:name="Title_20_Only_5f__5f_-outline6" style:display-name="Title Only__-outline6" style:family="presentation" style:parent-style-name="Title_20_Only_5f__5f_-outline5">
      <style:paragraph-properties fo:margin-top="0cm" fo:margin-bottom="0.1cm"/>
      <style:text-properties fo:font-size="20pt" style:font-size-asian="20pt" style:font-size-complex="20pt"/>
    </style:style>
    <style:style style:name="Title_20_Only_5f__5f_-outline7" style:display-name="Title Only__-outline7" style:family="presentation" style:parent-style-name="Title_20_Only_5f__5f_-outline6">
      <style:paragraph-properties fo:margin-top="0cm" fo:margin-bottom="0.1cm"/>
      <style:text-properties fo:font-size="20pt" style:font-size-asian="20pt" style:font-size-complex="20pt"/>
    </style:style>
    <style:style style:name="Title_20_Only_5f__5f_-outline8" style:display-name="Title Only__-outline8" style:family="presentation" style:parent-style-name="Title_20_Only_5f__5f_-outline7">
      <style:paragraph-properties fo:margin-top="0cm" fo:margin-bottom="0.1cm"/>
      <style:text-properties fo:font-size="20pt" style:font-size-asian="20pt" style:font-size-complex="20pt"/>
    </style:style>
    <style:style style:name="Title_20_Only_5f__5f_-outline9" style:display-name="Title Only__-outline9" style:family="presentation" style:parent-style-name="Title_20_Only_5f__5f_-outline8">
      <style:paragraph-properties fo:margin-top="0cm" fo:margin-bottom="0.1cm"/>
      <style:text-properties fo:font-size="20pt" style:font-size-asian="20pt" style:font-size-complex="20pt"/>
    </style:style>
    <style:style style:name="Title_20_Only_5f__5f_-subtitle" style:display-name="Title Only__-subtitle" style:family="presentation">
      <style:graphic-properties draw:stroke="none" draw:fill="none" draw:textarea-vertical-align="middle">
        <text:list-style style:name="Title_20_Only_5f__5f_-subtitle" style:display-name="Title Only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_5f_-title" style:display-name="Title Only__-title" style:family="presentation">
      <style:graphic-properties draw:stroke="none" draw:fill="none" draw:textarea-vertical-align="middle">
        <text:list-style style:name="Title_20_Only_5f__5f_-title" style:display-name="Title Only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_5f__5f_-background" style:display-name="Title Only___-background" style:family="presentation">
      <style:graphic-properties draw:stroke="none" draw:fill="solid" draw:fill-color="#ffffff"/>
      <style:text-properties style:letter-kerning="true"/>
    </style:style>
    <style:style style:name="Title_20_Only_5f__5f__5f_-backgroundobjects" style:display-name="Title Only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_5f__5f_-notes" style:display-name="Title Only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_5f__5f__5f_-outline1" style:display-name="Title Only___-outline1" style:family="presentation">
      <style:graphic-properties draw:stroke="none" draw:fill="none" draw:auto-grow-height="false" draw:fit-to-size="shrink-to-fit">
        <text:list-style style:name="Title_20_Only_5f__5f__5f_-outline1" style:display-name="Title Only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_5f__5f_-outline2" style:display-name="Title Only___-outline2" style:family="presentation" style:parent-style-name="Title_20_Only_5f__5f__5f_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Only_5f__5f__5f_-outline3" style:display-name="Title Only___-outline3" style:family="presentation" style:parent-style-name="Title_20_Only_5f__5f__5f_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_5f__5f__5f_-outline4" style:display-name="Title Only___-outline4" style:family="presentation" style:parent-style-name="Title_20_Only_5f__5f__5f_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_5f__5f__5f_-outline5" style:display-name="Title Only___-outline5" style:family="presentation" style:parent-style-name="Title_20_Only_5f__5f__5f_-outline4">
      <style:paragraph-properties fo:margin-top="0cm" fo:margin-bottom="0.1cm"/>
      <style:text-properties fo:font-size="20pt" style:font-size-asian="20pt" style:font-size-complex="20pt"/>
    </style:style>
    <style:style style:name="Title_20_Only_5f__5f__5f_-outline6" style:display-name="Title Only___-outline6" style:family="presentation" style:parent-style-name="Title_20_Only_5f__5f__5f_-outline5">
      <style:paragraph-properties fo:margin-top="0cm" fo:margin-bottom="0.1cm"/>
      <style:text-properties fo:font-size="20pt" style:font-size-asian="20pt" style:font-size-complex="20pt"/>
    </style:style>
    <style:style style:name="Title_20_Only_5f__5f__5f_-outline7" style:display-name="Title Only___-outline7" style:family="presentation" style:parent-style-name="Title_20_Only_5f__5f__5f_-outline6">
      <style:paragraph-properties fo:margin-top="0cm" fo:margin-bottom="0.1cm"/>
      <style:text-properties fo:font-size="20pt" style:font-size-asian="20pt" style:font-size-complex="20pt"/>
    </style:style>
    <style:style style:name="Title_20_Only_5f__5f__5f_-outline8" style:display-name="Title Only___-outline8" style:family="presentation" style:parent-style-name="Title_20_Only_5f__5f__5f_-outline7">
      <style:paragraph-properties fo:margin-top="0cm" fo:margin-bottom="0.1cm"/>
      <style:text-properties fo:font-size="20pt" style:font-size-asian="20pt" style:font-size-complex="20pt"/>
    </style:style>
    <style:style style:name="Title_20_Only_5f__5f__5f_-outline9" style:display-name="Title Only___-outline9" style:family="presentation" style:parent-style-name="Title_20_Only_5f__5f__5f_-outline8">
      <style:paragraph-properties fo:margin-top="0cm" fo:margin-bottom="0.1cm"/>
      <style:text-properties fo:font-size="20pt" style:font-size-asian="20pt" style:font-size-complex="20pt"/>
    </style:style>
    <style:style style:name="Title_20_Only_5f__5f__5f_-subtitle" style:display-name="Title Only___-subtitle" style:family="presentation">
      <style:graphic-properties draw:stroke="none" draw:fill="none" draw:textarea-vertical-align="middle">
        <text:list-style style:name="Title_20_Only_5f__5f__5f_-subtitle" style:display-name="Title Only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_5f__5f_-title" style:display-name="Title Only___-title" style:family="presentation">
      <style:graphic-properties draw:stroke="none" draw:fill="none" draw:textarea-vertical-align="middle">
        <text:list-style style:name="Title_20_Only_5f__5f__5f_-title" style:display-name="Title Only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_5f__5f__5f_-background" style:display-name="Title Only____-background" style:family="presentation">
      <style:graphic-properties draw:stroke="none" draw:fill="solid" draw:fill-color="#ffffff"/>
      <style:text-properties style:letter-kerning="true"/>
    </style:style>
    <style:style style:name="Title_20_Only_5f__5f__5f__5f_-backgroundobjects" style:display-name="Title Only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_5f__5f__5f_-notes" style:display-name="Title Only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_5f__5f__5f__5f_-outline1" style:display-name="Title Only____-outline1" style:family="presentation">
      <style:graphic-properties draw:stroke="none" draw:fill="none" draw:auto-grow-height="false" draw:fit-to-size="shrink-to-fit">
        <text:list-style style:name="Title_20_Only_5f__5f__5f__5f_-outline1" style:display-name="Title Only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_5f__5f__5f_-outline2" style:display-name="Title Only____-outline2" style:family="presentation" style:parent-style-name="Title_20_Only_5f__5f__5f__5f_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Only_5f__5f__5f__5f_-outline3" style:display-name="Title Only____-outline3" style:family="presentation" style:parent-style-name="Title_20_Only_5f__5f__5f__5f_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_5f__5f__5f__5f_-outline4" style:display-name="Title Only____-outline4" style:family="presentation" style:parent-style-name="Title_20_Only_5f__5f__5f__5f_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_5f__5f__5f__5f_-outline5" style:display-name="Title Only____-outline5" style:family="presentation" style:parent-style-name="Title_20_Only_5f__5f__5f__5f_-outline4">
      <style:paragraph-properties fo:margin-top="0cm" fo:margin-bottom="0.1cm"/>
      <style:text-properties fo:font-size="20pt" style:font-size-asian="20pt" style:font-size-complex="20pt"/>
    </style:style>
    <style:style style:name="Title_20_Only_5f__5f__5f__5f_-outline6" style:display-name="Title Only____-outline6" style:family="presentation" style:parent-style-name="Title_20_Only_5f__5f__5f__5f_-outline5">
      <style:paragraph-properties fo:margin-top="0cm" fo:margin-bottom="0.1cm"/>
      <style:text-properties fo:font-size="20pt" style:font-size-asian="20pt" style:font-size-complex="20pt"/>
    </style:style>
    <style:style style:name="Title_20_Only_5f__5f__5f__5f_-outline7" style:display-name="Title Only____-outline7" style:family="presentation" style:parent-style-name="Title_20_Only_5f__5f__5f__5f_-outline6">
      <style:paragraph-properties fo:margin-top="0cm" fo:margin-bottom="0.1cm"/>
      <style:text-properties fo:font-size="20pt" style:font-size-asian="20pt" style:font-size-complex="20pt"/>
    </style:style>
    <style:style style:name="Title_20_Only_5f__5f__5f__5f_-outline8" style:display-name="Title Only____-outline8" style:family="presentation" style:parent-style-name="Title_20_Only_5f__5f__5f__5f_-outline7">
      <style:paragraph-properties fo:margin-top="0cm" fo:margin-bottom="0.1cm"/>
      <style:text-properties fo:font-size="20pt" style:font-size-asian="20pt" style:font-size-complex="20pt"/>
    </style:style>
    <style:style style:name="Title_20_Only_5f__5f__5f__5f_-outline9" style:display-name="Title Only____-outline9" style:family="presentation" style:parent-style-name="Title_20_Only_5f__5f__5f__5f_-outline8">
      <style:paragraph-properties fo:margin-top="0cm" fo:margin-bottom="0.1cm"/>
      <style:text-properties fo:font-size="20pt" style:font-size-asian="20pt" style:font-size-complex="20pt"/>
    </style:style>
    <style:style style:name="Title_20_Only_5f__5f__5f__5f_-subtitle" style:display-name="Title Only____-subtitle" style:family="presentation">
      <style:graphic-properties draw:stroke="none" draw:fill="none" draw:textarea-vertical-align="middle">
        <text:list-style style:name="Title_20_Only_5f__5f__5f__5f_-subtitle" style:display-name="Title Only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_5f__5f__5f_-title" style:display-name="Title Only____-title" style:family="presentation">
      <style:graphic-properties draw:stroke="none" draw:fill="none" draw:textarea-vertical-align="middle">
        <text:list-style style:name="Title_20_Only_5f__5f__5f__5f_-title" style:display-name="Title Only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_5f__5f__5f__5f_-background" style:display-name="Title Only_____-background" style:family="presentation">
      <style:graphic-properties draw:stroke="none" draw:fill="solid" draw:fill-color="#ffffff"/>
      <style:text-properties style:letter-kerning="true"/>
    </style:style>
    <style:style style:name="Title_20_Only_5f__5f__5f__5f__5f_-backgroundobjects" style:display-name="Title Only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_5f__5f__5f__5f_-notes" style:display-name="Title Only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_5f__5f__5f__5f__5f_-outline1" style:display-name="Title Only_____-outline1" style:family="presentation">
      <style:graphic-properties draw:stroke="none" draw:fill="none" draw:auto-grow-height="false" draw:fit-to-size="shrink-to-fit">
        <text:list-style style:name="Title_20_Only_5f__5f__5f__5f__5f_-outline1" style:display-name="Title Only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_5f__5f__5f__5f_-outline2" style:display-name="Title Only_____-outline2" style:family="presentation" style:parent-style-name="Title_20_Only_5f__5f__5f__5f__5f_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Only_5f__5f__5f__5f__5f_-outline3" style:display-name="Title Only_____-outline3" style:family="presentation" style:parent-style-name="Title_20_Only_5f__5f__5f__5f__5f_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_5f__5f__5f__5f__5f_-outline4" style:display-name="Title Only_____-outline4" style:family="presentation" style:parent-style-name="Title_20_Only_5f__5f__5f__5f__5f_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_5f__5f__5f__5f__5f_-outline5" style:display-name="Title Only_____-outline5" style:family="presentation" style:parent-style-name="Title_20_Only_5f__5f__5f__5f__5f_-outline4">
      <style:paragraph-properties fo:margin-top="0cm" fo:margin-bottom="0.1cm"/>
      <style:text-properties fo:font-size="20pt" style:font-size-asian="20pt" style:font-size-complex="20pt"/>
    </style:style>
    <style:style style:name="Title_20_Only_5f__5f__5f__5f__5f_-outline6" style:display-name="Title Only_____-outline6" style:family="presentation" style:parent-style-name="Title_20_Only_5f__5f__5f__5f__5f_-outline5">
      <style:paragraph-properties fo:margin-top="0cm" fo:margin-bottom="0.1cm"/>
      <style:text-properties fo:font-size="20pt" style:font-size-asian="20pt" style:font-size-complex="20pt"/>
    </style:style>
    <style:style style:name="Title_20_Only_5f__5f__5f__5f__5f_-outline7" style:display-name="Title Only_____-outline7" style:family="presentation" style:parent-style-name="Title_20_Only_5f__5f__5f__5f__5f_-outline6">
      <style:paragraph-properties fo:margin-top="0cm" fo:margin-bottom="0.1cm"/>
      <style:text-properties fo:font-size="20pt" style:font-size-asian="20pt" style:font-size-complex="20pt"/>
    </style:style>
    <style:style style:name="Title_20_Only_5f__5f__5f__5f__5f_-outline8" style:display-name="Title Only_____-outline8" style:family="presentation" style:parent-style-name="Title_20_Only_5f__5f__5f__5f__5f_-outline7">
      <style:paragraph-properties fo:margin-top="0cm" fo:margin-bottom="0.1cm"/>
      <style:text-properties fo:font-size="20pt" style:font-size-asian="20pt" style:font-size-complex="20pt"/>
    </style:style>
    <style:style style:name="Title_20_Only_5f__5f__5f__5f__5f_-outline9" style:display-name="Title Only_____-outline9" style:family="presentation" style:parent-style-name="Title_20_Only_5f__5f__5f__5f__5f_-outline8">
      <style:paragraph-properties fo:margin-top="0cm" fo:margin-bottom="0.1cm"/>
      <style:text-properties fo:font-size="20pt" style:font-size-asian="20pt" style:font-size-complex="20pt"/>
    </style:style>
    <style:style style:name="Title_20_Only_5f__5f__5f__5f__5f_-subtitle" style:display-name="Title Only_____-subtitle" style:family="presentation">
      <style:graphic-properties draw:stroke="none" draw:fill="none" draw:textarea-vertical-align="middle">
        <text:list-style style:name="Title_20_Only_5f__5f__5f__5f__5f_-subtitle" style:display-name="Title Only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_5f__5f__5f__5f_-title" style:display-name="Title Only_____-title" style:family="presentation">
      <style:graphic-properties draw:stroke="none" draw:fill="none" draw:textarea-vertical-align="middle">
        <text:list-style style:name="Title_20_Only_5f__5f__5f__5f__5f_-title" style:display-name="Title Only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_5f__5f__5f__5f__5f_-background" style:display-name="Title Only______-background" style:family="presentation">
      <style:graphic-properties draw:stroke="none" draw:fill="solid" draw:fill-color="#ffffff"/>
      <style:text-properties style:letter-kerning="true"/>
    </style:style>
    <style:style style:name="Title_20_Only_5f__5f__5f__5f__5f__5f_-backgroundobjects" style:display-name="Title Only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_5f__5f__5f__5f__5f_-notes" style:display-name="Title Only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_5f__5f__5f__5f__5f__5f_-outline1" style:display-name="Title Only______-outline1" style:family="presentation">
      <style:graphic-properties draw:stroke="none" draw:fill="none" draw:auto-grow-height="false" draw:fit-to-size="shrink-to-fit">
        <text:list-style style:name="Title_20_Only_5f__5f__5f__5f__5f__5f_-outline1" style:display-name="Title Only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_5f__5f__5f__5f__5f_-outline2" style:display-name="Title Only______-outline2" style:family="presentation" style:parent-style-name="Title_20_Only_5f__5f__5f__5f__5f__5f_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Only_5f__5f__5f__5f__5f__5f_-outline3" style:display-name="Title Only______-outline3" style:family="presentation" style:parent-style-name="Title_20_Only_5f__5f__5f__5f__5f__5f_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_5f__5f__5f__5f__5f__5f_-outline4" style:display-name="Title Only______-outline4" style:family="presentation" style:parent-style-name="Title_20_Only_5f__5f__5f__5f__5f__5f_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_5f__5f__5f__5f__5f__5f_-outline5" style:display-name="Title Only______-outline5" style:family="presentation" style:parent-style-name="Title_20_Only_5f__5f__5f__5f__5f__5f_-outline4">
      <style:paragraph-properties fo:margin-top="0cm" fo:margin-bottom="0.1cm"/>
      <style:text-properties fo:font-size="20pt" style:font-size-asian="20pt" style:font-size-complex="20pt"/>
    </style:style>
    <style:style style:name="Title_20_Only_5f__5f__5f__5f__5f__5f_-outline6" style:display-name="Title Only______-outline6" style:family="presentation" style:parent-style-name="Title_20_Only_5f__5f__5f__5f__5f__5f_-outline5">
      <style:paragraph-properties fo:margin-top="0cm" fo:margin-bottom="0.1cm"/>
      <style:text-properties fo:font-size="20pt" style:font-size-asian="20pt" style:font-size-complex="20pt"/>
    </style:style>
    <style:style style:name="Title_20_Only_5f__5f__5f__5f__5f__5f_-outline7" style:display-name="Title Only______-outline7" style:family="presentation" style:parent-style-name="Title_20_Only_5f__5f__5f__5f__5f__5f_-outline6">
      <style:paragraph-properties fo:margin-top="0cm" fo:margin-bottom="0.1cm"/>
      <style:text-properties fo:font-size="20pt" style:font-size-asian="20pt" style:font-size-complex="20pt"/>
    </style:style>
    <style:style style:name="Title_20_Only_5f__5f__5f__5f__5f__5f_-outline8" style:display-name="Title Only______-outline8" style:family="presentation" style:parent-style-name="Title_20_Only_5f__5f__5f__5f__5f__5f_-outline7">
      <style:paragraph-properties fo:margin-top="0cm" fo:margin-bottom="0.1cm"/>
      <style:text-properties fo:font-size="20pt" style:font-size-asian="20pt" style:font-size-complex="20pt"/>
    </style:style>
    <style:style style:name="Title_20_Only_5f__5f__5f__5f__5f__5f_-outline9" style:display-name="Title Only______-outline9" style:family="presentation" style:parent-style-name="Title_20_Only_5f__5f__5f__5f__5f__5f_-outline8">
      <style:paragraph-properties fo:margin-top="0cm" fo:margin-bottom="0.1cm"/>
      <style:text-properties fo:font-size="20pt" style:font-size-asian="20pt" style:font-size-complex="20pt"/>
    </style:style>
    <style:style style:name="Title_20_Only_5f__5f__5f__5f__5f__5f_-subtitle" style:display-name="Title Only______-subtitle" style:family="presentation">
      <style:graphic-properties draw:stroke="none" draw:fill="none" draw:textarea-vertical-align="middle">
        <text:list-style style:name="Title_20_Only_5f__5f__5f__5f__5f__5f_-subtitle" style:display-name="Title Only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_5f__5f__5f__5f__5f_-title" style:display-name="Title Only______-title" style:family="presentation">
      <style:graphic-properties draw:stroke="none" draw:fill="none" draw:textarea-vertical-align="middle">
        <text:list-style style:name="Title_20_Only_5f__5f__5f__5f__5f__5f_-title" style:display-name="Title Only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_5f__5f__5f__5f__5f__5f_-background" style:display-name="Title Only_______-background" style:family="presentation">
      <style:graphic-properties draw:stroke="none" draw:fill="solid" draw:fill-color="#ffffff"/>
      <style:text-properties style:letter-kerning="true"/>
    </style:style>
    <style:style style:name="Title_20_Only_5f__5f__5f__5f__5f__5f__5f_-backgroundobjects" style:display-name="Title Only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_5f__5f__5f__5f__5f__5f_-notes" style:display-name="Title Only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_5f__5f__5f__5f__5f__5f__5f_-outline1" style:display-name="Title Only_______-outline1" style:family="presentation">
      <style:graphic-properties draw:stroke="none" draw:fill="none" draw:auto-grow-height="false" draw:fit-to-size="shrink-to-fit">
        <text:list-style style:name="Title_20_Only_5f__5f__5f__5f__5f__5f__5f_-outline1" style:display-name="Title Only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_5f__5f__5f__5f__5f__5f_-outline2" style:display-name="Title Only_______-outline2" style:family="presentation" style:parent-style-name="Title_20_Only_5f__5f__5f__5f__5f__5f__5f_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Only_5f__5f__5f__5f__5f__5f__5f_-outline3" style:display-name="Title Only_______-outline3" style:family="presentation" style:parent-style-name="Title_20_Only_5f__5f__5f__5f__5f__5f__5f_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_5f__5f__5f__5f__5f__5f__5f_-outline4" style:display-name="Title Only_______-outline4" style:family="presentation" style:parent-style-name="Title_20_Only_5f__5f__5f__5f__5f__5f__5f_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_5f__5f__5f__5f__5f__5f__5f_-outline5" style:display-name="Title Only_______-outline5" style:family="presentation" style:parent-style-name="Title_20_Only_5f__5f__5f__5f__5f__5f__5f_-outline4">
      <style:paragraph-properties fo:margin-top="0cm" fo:margin-bottom="0.1cm"/>
      <style:text-properties fo:font-size="20pt" style:font-size-asian="20pt" style:font-size-complex="20pt"/>
    </style:style>
    <style:style style:name="Title_20_Only_5f__5f__5f__5f__5f__5f__5f_-outline6" style:display-name="Title Only_______-outline6" style:family="presentation" style:parent-style-name="Title_20_Only_5f__5f__5f__5f__5f__5f__5f_-outline5">
      <style:paragraph-properties fo:margin-top="0cm" fo:margin-bottom="0.1cm"/>
      <style:text-properties fo:font-size="20pt" style:font-size-asian="20pt" style:font-size-complex="20pt"/>
    </style:style>
    <style:style style:name="Title_20_Only_5f__5f__5f__5f__5f__5f__5f_-outline7" style:display-name="Title Only_______-outline7" style:family="presentation" style:parent-style-name="Title_20_Only_5f__5f__5f__5f__5f__5f__5f_-outline6">
      <style:paragraph-properties fo:margin-top="0cm" fo:margin-bottom="0.1cm"/>
      <style:text-properties fo:font-size="20pt" style:font-size-asian="20pt" style:font-size-complex="20pt"/>
    </style:style>
    <style:style style:name="Title_20_Only_5f__5f__5f__5f__5f__5f__5f_-outline8" style:display-name="Title Only_______-outline8" style:family="presentation" style:parent-style-name="Title_20_Only_5f__5f__5f__5f__5f__5f__5f_-outline7">
      <style:paragraph-properties fo:margin-top="0cm" fo:margin-bottom="0.1cm"/>
      <style:text-properties fo:font-size="20pt" style:font-size-asian="20pt" style:font-size-complex="20pt"/>
    </style:style>
    <style:style style:name="Title_20_Only_5f__5f__5f__5f__5f__5f__5f_-outline9" style:display-name="Title Only_______-outline9" style:family="presentation" style:parent-style-name="Title_20_Only_5f__5f__5f__5f__5f__5f__5f_-outline8">
      <style:paragraph-properties fo:margin-top="0cm" fo:margin-bottom="0.1cm"/>
      <style:text-properties fo:font-size="20pt" style:font-size-asian="20pt" style:font-size-complex="20pt"/>
    </style:style>
    <style:style style:name="Title_20_Only_5f__5f__5f__5f__5f__5f__5f_-subtitle" style:display-name="Title Only_______-subtitle" style:family="presentation">
      <style:graphic-properties draw:stroke="none" draw:fill="none" draw:textarea-vertical-align="middle">
        <text:list-style style:name="Title_20_Only_5f__5f__5f__5f__5f__5f__5f_-subtitle" style:display-name="Title Only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_5f__5f__5f__5f__5f__5f_-title" style:display-name="Title Only_______-title" style:family="presentation">
      <style:graphic-properties draw:stroke="none" draw:fill="none" draw:textarea-vertical-align="middle">
        <text:list-style style:name="Title_20_Only_5f__5f__5f__5f__5f__5f__5f_-title" style:display-name="Title Only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_5f__5f__5f__5f__5f__5f__5f_-background" style:display-name="Title Only________-background" style:family="presentation">
      <style:graphic-properties draw:stroke="none" draw:fill="solid" draw:fill-color="#ffffff"/>
      <style:text-properties style:letter-kerning="true"/>
    </style:style>
    <style:style style:name="Title_20_Only_5f__5f__5f__5f__5f__5f__5f__5f_-backgroundobjects" style:display-name="Title Only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_5f__5f__5f__5f__5f__5f__5f_-notes" style:display-name="Title Only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_5f__5f__5f__5f__5f__5f__5f__5f_-outline1" style:display-name="Title Only________-outline1" style:family="presentation">
      <style:graphic-properties draw:stroke="none" draw:fill="none" draw:auto-grow-height="false" draw:fit-to-size="shrink-to-fit">
        <text:list-style style:name="Title_20_Only_5f__5f__5f__5f__5f__5f__5f__5f_-outline1" style:display-name="Title Only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_5f__5f__5f__5f__5f__5f__5f_-outline2" style:display-name="Title Only________-outline2" style:family="presentation" style:parent-style-name="Title_20_Only_5f__5f__5f__5f__5f__5f__5f__5f_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Only_5f__5f__5f__5f__5f__5f__5f__5f_-outline3" style:display-name="Title Only________-outline3" style:family="presentation" style:parent-style-name="Title_20_Only_5f__5f__5f__5f__5f__5f__5f__5f_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_5f__5f__5f__5f__5f__5f__5f__5f_-outline4" style:display-name="Title Only________-outline4" style:family="presentation" style:parent-style-name="Title_20_Only_5f__5f__5f__5f__5f__5f__5f__5f_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_5f__5f__5f__5f__5f__5f__5f__5f_-outline5" style:display-name="Title Only________-outline5" style:family="presentation" style:parent-style-name="Title_20_Only_5f__5f__5f__5f__5f__5f__5f__5f_-outline4">
      <style:paragraph-properties fo:margin-top="0cm" fo:margin-bottom="0.1cm"/>
      <style:text-properties fo:font-size="20pt" style:font-size-asian="20pt" style:font-size-complex="20pt"/>
    </style:style>
    <style:style style:name="Title_20_Only_5f__5f__5f__5f__5f__5f__5f__5f_-outline6" style:display-name="Title Only________-outline6" style:family="presentation" style:parent-style-name="Title_20_Only_5f__5f__5f__5f__5f__5f__5f__5f_-outline5">
      <style:paragraph-properties fo:margin-top="0cm" fo:margin-bottom="0.1cm"/>
      <style:text-properties fo:font-size="20pt" style:font-size-asian="20pt" style:font-size-complex="20pt"/>
    </style:style>
    <style:style style:name="Title_20_Only_5f__5f__5f__5f__5f__5f__5f__5f_-outline7" style:display-name="Title Only________-outline7" style:family="presentation" style:parent-style-name="Title_20_Only_5f__5f__5f__5f__5f__5f__5f__5f_-outline6">
      <style:paragraph-properties fo:margin-top="0cm" fo:margin-bottom="0.1cm"/>
      <style:text-properties fo:font-size="20pt" style:font-size-asian="20pt" style:font-size-complex="20pt"/>
    </style:style>
    <style:style style:name="Title_20_Only_5f__5f__5f__5f__5f__5f__5f__5f_-outline8" style:display-name="Title Only________-outline8" style:family="presentation" style:parent-style-name="Title_20_Only_5f__5f__5f__5f__5f__5f__5f__5f_-outline7">
      <style:paragraph-properties fo:margin-top="0cm" fo:margin-bottom="0.1cm"/>
      <style:text-properties fo:font-size="20pt" style:font-size-asian="20pt" style:font-size-complex="20pt"/>
    </style:style>
    <style:style style:name="Title_20_Only_5f__5f__5f__5f__5f__5f__5f__5f_-outline9" style:display-name="Title Only________-outline9" style:family="presentation" style:parent-style-name="Title_20_Only_5f__5f__5f__5f__5f__5f__5f__5f_-outline8">
      <style:paragraph-properties fo:margin-top="0cm" fo:margin-bottom="0.1cm"/>
      <style:text-properties fo:font-size="20pt" style:font-size-asian="20pt" style:font-size-complex="20pt"/>
    </style:style>
    <style:style style:name="Title_20_Only_5f__5f__5f__5f__5f__5f__5f__5f_-subtitle" style:display-name="Title Only________-subtitle" style:family="presentation">
      <style:graphic-properties draw:stroke="none" draw:fill="none" draw:textarea-vertical-align="middle">
        <text:list-style style:name="Title_20_Only_5f__5f__5f__5f__5f__5f__5f__5f_-subtitle" style:display-name="Title Only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_5f__5f__5f__5f__5f__5f__5f_-title" style:display-name="Title Only________-title" style:family="presentation">
      <style:graphic-properties draw:stroke="none" draw:fill="none" draw:textarea-vertical-align="middle">
        <text:list-style style:name="Title_20_Only_5f__5f__5f__5f__5f__5f__5f__5f_-title" style:display-name="Title Only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_5f__5f__5f__5f__5f__5f__5f__5f_-background" style:display-name="Title Only_________-background" style:family="presentation">
      <style:graphic-properties draw:stroke="none" draw:fill="solid" draw:fill-color="#ffffff"/>
      <style:text-properties style:letter-kerning="true"/>
    </style:style>
    <style:style style:name="Title_20_Only_5f__5f__5f__5f__5f__5f__5f__5f__5f_-backgroundobjects" style:display-name="Title Only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_5f__5f__5f__5f__5f__5f__5f__5f_-notes" style:display-name="Title Only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_5f__5f__5f__5f__5f__5f__5f__5f__5f_-outline1" style:display-name="Title Only_________-outline1" style:family="presentation">
      <style:graphic-properties draw:stroke="none" draw:fill="none" draw:auto-grow-height="false" draw:fit-to-size="shrink-to-fit">
        <text:list-style style:name="Title_20_Only_5f__5f__5f__5f__5f__5f__5f__5f__5f_-outline1" style:display-name="Title Only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_5f__5f__5f__5f__5f__5f__5f__5f_-outline2" style:display-name="Title Only_________-outline2" style:family="presentation" style:parent-style-name="Title_20_Only_5f__5f__5f__5f__5f__5f__5f__5f__5f_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Only_5f__5f__5f__5f__5f__5f__5f__5f__5f_-outline3" style:display-name="Title Only_________-outline3" style:family="presentation" style:parent-style-name="Title_20_Only_5f__5f__5f__5f__5f__5f__5f__5f__5f_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_5f__5f__5f__5f__5f__5f__5f__5f__5f_-outline4" style:display-name="Title Only_________-outline4" style:family="presentation" style:parent-style-name="Title_20_Only_5f__5f__5f__5f__5f__5f__5f__5f__5f_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_5f__5f__5f__5f__5f__5f__5f__5f__5f_-outline5" style:display-name="Title Only_________-outline5" style:family="presentation" style:parent-style-name="Title_20_Only_5f__5f__5f__5f__5f__5f__5f__5f__5f_-outline4">
      <style:paragraph-properties fo:margin-top="0cm" fo:margin-bottom="0.1cm"/>
      <style:text-properties fo:font-size="20pt" style:font-size-asian="20pt" style:font-size-complex="20pt"/>
    </style:style>
    <style:style style:name="Title_20_Only_5f__5f__5f__5f__5f__5f__5f__5f__5f_-outline6" style:display-name="Title Only_________-outline6" style:family="presentation" style:parent-style-name="Title_20_Only_5f__5f__5f__5f__5f__5f__5f__5f__5f_-outline5">
      <style:paragraph-properties fo:margin-top="0cm" fo:margin-bottom="0.1cm"/>
      <style:text-properties fo:font-size="20pt" style:font-size-asian="20pt" style:font-size-complex="20pt"/>
    </style:style>
    <style:style style:name="Title_20_Only_5f__5f__5f__5f__5f__5f__5f__5f__5f_-outline7" style:display-name="Title Only_________-outline7" style:family="presentation" style:parent-style-name="Title_20_Only_5f__5f__5f__5f__5f__5f__5f__5f__5f_-outline6">
      <style:paragraph-properties fo:margin-top="0cm" fo:margin-bottom="0.1cm"/>
      <style:text-properties fo:font-size="20pt" style:font-size-asian="20pt" style:font-size-complex="20pt"/>
    </style:style>
    <style:style style:name="Title_20_Only_5f__5f__5f__5f__5f__5f__5f__5f__5f_-outline8" style:display-name="Title Only_________-outline8" style:family="presentation" style:parent-style-name="Title_20_Only_5f__5f__5f__5f__5f__5f__5f__5f__5f_-outline7">
      <style:paragraph-properties fo:margin-top="0cm" fo:margin-bottom="0.1cm"/>
      <style:text-properties fo:font-size="20pt" style:font-size-asian="20pt" style:font-size-complex="20pt"/>
    </style:style>
    <style:style style:name="Title_20_Only_5f__5f__5f__5f__5f__5f__5f__5f__5f_-outline9" style:display-name="Title Only_________-outline9" style:family="presentation" style:parent-style-name="Title_20_Only_5f__5f__5f__5f__5f__5f__5f__5f__5f_-outline8">
      <style:paragraph-properties fo:margin-top="0cm" fo:margin-bottom="0.1cm"/>
      <style:text-properties fo:font-size="20pt" style:font-size-asian="20pt" style:font-size-complex="20pt"/>
    </style:style>
    <style:style style:name="Title_20_Only_5f__5f__5f__5f__5f__5f__5f__5f__5f_-subtitle" style:display-name="Title Only_________-subtitle" style:family="presentation">
      <style:graphic-properties draw:stroke="none" draw:fill="none" draw:textarea-vertical-align="middle">
        <text:list-style style:name="Title_20_Only_5f__5f__5f__5f__5f__5f__5f__5f__5f_-subtitle" style:display-name="Title Only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_5f__5f__5f__5f__5f__5f__5f__5f_-title" style:display-name="Title Only_________-title" style:family="presentation">
      <style:graphic-properties draw:stroke="none" draw:fill="none" draw:textarea-vertical-align="middle">
        <text:list-style style:name="Title_20_Only_5f__5f__5f__5f__5f__5f__5f__5f__5f_-title" style:display-name="Title Only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_5f__5f__5f__5f__5f__5f__5f__5f__5f_-background" style:display-name="Title Only__________-background" style:family="presentation">
      <style:graphic-properties draw:stroke="none" draw:fill="solid" draw:fill-color="#ffffff"/>
      <style:text-properties style:letter-kerning="true"/>
    </style:style>
    <style:style style:name="Title_20_Only_5f__5f__5f__5f__5f__5f__5f__5f__5f__5f_-backgroundobjects" style:display-name="Title Only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_5f__5f__5f__5f__5f__5f__5f__5f__5f_-notes" style:display-name="Title Only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_5f__5f__5f__5f__5f__5f__5f__5f__5f__5f_-outline1" style:display-name="Title Only__________-outline1" style:family="presentation">
      <style:graphic-properties draw:stroke="none" draw:fill="none" draw:auto-grow-height="false" draw:fit-to-size="shrink-to-fit">
        <text:list-style style:name="Title_20_Only_5f__5f__5f__5f__5f__5f__5f__5f__5f__5f_-outline1" style:display-name="Title Only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_5f__5f__5f__5f__5f__5f__5f__5f__5f_-outline2" style:display-name="Title Only__________-outline2" style:family="presentation" style:parent-style-name="Title_20_Only_5f__5f__5f__5f__5f__5f__5f__5f__5f__5f_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Only_5f__5f__5f__5f__5f__5f__5f__5f__5f__5f_-outline3" style:display-name="Title Only__________-outline3" style:family="presentation" style:parent-style-name="Title_20_Only_5f__5f__5f__5f__5f__5f__5f__5f__5f__5f_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_5f__5f__5f__5f__5f__5f__5f__5f__5f__5f_-outline4" style:display-name="Title Only__________-outline4" style:family="presentation" style:parent-style-name="Title_20_Only_5f__5f__5f__5f__5f__5f__5f__5f__5f__5f_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_5f__5f__5f__5f__5f__5f__5f__5f__5f__5f_-outline5" style:display-name="Title Only__________-outline5" style:family="presentation" style:parent-style-name="Title_20_Only_5f__5f__5f__5f__5f__5f__5f__5f__5f__5f_-outline4">
      <style:paragraph-properties fo:margin-top="0cm" fo:margin-bottom="0.1cm"/>
      <style:text-properties fo:font-size="20pt" style:font-size-asian="20pt" style:font-size-complex="20pt"/>
    </style:style>
    <style:style style:name="Title_20_Only_5f__5f__5f__5f__5f__5f__5f__5f__5f__5f_-outline6" style:display-name="Title Only__________-outline6" style:family="presentation" style:parent-style-name="Title_20_Only_5f__5f__5f__5f__5f__5f__5f__5f__5f__5f_-outline5">
      <style:paragraph-properties fo:margin-top="0cm" fo:margin-bottom="0.1cm"/>
      <style:text-properties fo:font-size="20pt" style:font-size-asian="20pt" style:font-size-complex="20pt"/>
    </style:style>
    <style:style style:name="Title_20_Only_5f__5f__5f__5f__5f__5f__5f__5f__5f__5f_-outline7" style:display-name="Title Only__________-outline7" style:family="presentation" style:parent-style-name="Title_20_Only_5f__5f__5f__5f__5f__5f__5f__5f__5f__5f_-outline6">
      <style:paragraph-properties fo:margin-top="0cm" fo:margin-bottom="0.1cm"/>
      <style:text-properties fo:font-size="20pt" style:font-size-asian="20pt" style:font-size-complex="20pt"/>
    </style:style>
    <style:style style:name="Title_20_Only_5f__5f__5f__5f__5f__5f__5f__5f__5f__5f_-outline8" style:display-name="Title Only__________-outline8" style:family="presentation" style:parent-style-name="Title_20_Only_5f__5f__5f__5f__5f__5f__5f__5f__5f__5f_-outline7">
      <style:paragraph-properties fo:margin-top="0cm" fo:margin-bottom="0.1cm"/>
      <style:text-properties fo:font-size="20pt" style:font-size-asian="20pt" style:font-size-complex="20pt"/>
    </style:style>
    <style:style style:name="Title_20_Only_5f__5f__5f__5f__5f__5f__5f__5f__5f__5f_-outline9" style:display-name="Title Only__________-outline9" style:family="presentation" style:parent-style-name="Title_20_Only_5f__5f__5f__5f__5f__5f__5f__5f__5f__5f_-outline8">
      <style:paragraph-properties fo:margin-top="0cm" fo:margin-bottom="0.1cm"/>
      <style:text-properties fo:font-size="20pt" style:font-size-asian="20pt" style:font-size-complex="20pt"/>
    </style:style>
    <style:style style:name="Title_20_Only_5f__5f__5f__5f__5f__5f__5f__5f__5f__5f_-subtitle" style:display-name="Title Only__________-subtitle" style:family="presentation">
      <style:graphic-properties draw:stroke="none" draw:fill="none" draw:textarea-vertical-align="middle">
        <text:list-style style:name="Title_20_Only_5f__5f__5f__5f__5f__5f__5f__5f__5f__5f_-subtitle" style:display-name="Title Only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_5f__5f__5f__5f__5f__5f__5f__5f__5f_-title" style:display-name="Title Only__________-title" style:family="presentation">
      <style:graphic-properties draw:stroke="none" draw:fill="none" draw:textarea-vertical-align="middle">
        <text:list-style style:name="Title_20_Only_5f__5f__5f__5f__5f__5f__5f__5f__5f__5f_-title" style:display-name="Title Only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_5f__5f__5f__5f__5f__5f__5f__5f__5f__5f_-background" style:display-name="Title Only___________-background" style:family="presentation">
      <style:graphic-properties draw:stroke="none" draw:fill="solid" draw:fill-color="#ffffff"/>
      <style:text-properties style:letter-kerning="true"/>
    </style:style>
    <style:style style:name="Title_20_Only_5f__5f__5f__5f__5f__5f__5f__5f__5f__5f__5f_-backgroundobjects" style:display-name="Title Only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_5f__5f__5f__5f__5f__5f__5f__5f__5f__5f_-notes" style:display-name="Title Only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_5f__5f__5f__5f__5f__5f__5f__5f__5f__5f__5f_-outline1" style:display-name="Title Only___________-outline1" style:family="presentation">
      <style:graphic-properties draw:stroke="none" draw:fill="none" draw:auto-grow-height="false" draw:fit-to-size="shrink-to-fit">
        <text:list-style style:name="Title_20_Only_5f__5f__5f__5f__5f__5f__5f__5f__5f__5f__5f_-outline1" style:display-name="Title Only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_5f__5f__5f__5f__5f__5f__5f__5f__5f__5f_-outline2" style:display-name="Title Only___________-outline2" style:family="presentation" style:parent-style-name="Title_20_Only_5f__5f__5f__5f__5f__5f__5f__5f__5f__5f__5f_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Only_5f__5f__5f__5f__5f__5f__5f__5f__5f__5f__5f_-outline3" style:display-name="Title Only___________-outline3" style:family="presentation" style:parent-style-name="Title_20_Only_5f__5f__5f__5f__5f__5f__5f__5f__5f__5f__5f_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_5f__5f__5f__5f__5f__5f__5f__5f__5f__5f__5f_-outline4" style:display-name="Title Only___________-outline4" style:family="presentation" style:parent-style-name="Title_20_Only_5f__5f__5f__5f__5f__5f__5f__5f__5f__5f__5f_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_5f__5f__5f__5f__5f__5f__5f__5f__5f__5f__5f_-outline5" style:display-name="Title Only___________-outline5" style:family="presentation" style:parent-style-name="Title_20_Only_5f__5f__5f__5f__5f__5f__5f__5f__5f__5f__5f_-outline4">
      <style:paragraph-properties fo:margin-top="0cm" fo:margin-bottom="0.1cm"/>
      <style:text-properties fo:font-size="20pt" style:font-size-asian="20pt" style:font-size-complex="20pt"/>
    </style:style>
    <style:style style:name="Title_20_Only_5f__5f__5f__5f__5f__5f__5f__5f__5f__5f__5f_-outline6" style:display-name="Title Only___________-outline6" style:family="presentation" style:parent-style-name="Title_20_Only_5f__5f__5f__5f__5f__5f__5f__5f__5f__5f__5f_-outline5">
      <style:paragraph-properties fo:margin-top="0cm" fo:margin-bottom="0.1cm"/>
      <style:text-properties fo:font-size="20pt" style:font-size-asian="20pt" style:font-size-complex="20pt"/>
    </style:style>
    <style:style style:name="Title_20_Only_5f__5f__5f__5f__5f__5f__5f__5f__5f__5f__5f_-outline7" style:display-name="Title Only___________-outline7" style:family="presentation" style:parent-style-name="Title_20_Only_5f__5f__5f__5f__5f__5f__5f__5f__5f__5f__5f_-outline6">
      <style:paragraph-properties fo:margin-top="0cm" fo:margin-bottom="0.1cm"/>
      <style:text-properties fo:font-size="20pt" style:font-size-asian="20pt" style:font-size-complex="20pt"/>
    </style:style>
    <style:style style:name="Title_20_Only_5f__5f__5f__5f__5f__5f__5f__5f__5f__5f__5f_-outline8" style:display-name="Title Only___________-outline8" style:family="presentation" style:parent-style-name="Title_20_Only_5f__5f__5f__5f__5f__5f__5f__5f__5f__5f__5f_-outline7">
      <style:paragraph-properties fo:margin-top="0cm" fo:margin-bottom="0.1cm"/>
      <style:text-properties fo:font-size="20pt" style:font-size-asian="20pt" style:font-size-complex="20pt"/>
    </style:style>
    <style:style style:name="Title_20_Only_5f__5f__5f__5f__5f__5f__5f__5f__5f__5f__5f_-outline9" style:display-name="Title Only___________-outline9" style:family="presentation" style:parent-style-name="Title_20_Only_5f__5f__5f__5f__5f__5f__5f__5f__5f__5f__5f_-outline8">
      <style:paragraph-properties fo:margin-top="0cm" fo:margin-bottom="0.1cm"/>
      <style:text-properties fo:font-size="20pt" style:font-size-asian="20pt" style:font-size-complex="20pt"/>
    </style:style>
    <style:style style:name="Title_20_Only_5f__5f__5f__5f__5f__5f__5f__5f__5f__5f__5f_-subtitle" style:display-name="Title Only___________-subtitle" style:family="presentation">
      <style:graphic-properties draw:stroke="none" draw:fill="none" draw:textarea-vertical-align="middle">
        <text:list-style style:name="Title_20_Only_5f__5f__5f__5f__5f__5f__5f__5f__5f__5f__5f_-subtitle" style:display-name="Title Only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_5f__5f__5f__5f__5f__5f__5f__5f__5f__5f_-title" style:display-name="Title Only___________-title" style:family="presentation">
      <style:graphic-properties draw:stroke="none" draw:fill="none" draw:textarea-vertical-align="middle">
        <text:list-style style:name="Title_20_Only_5f__5f__5f__5f__5f__5f__5f__5f__5f__5f__5f_-title" style:display-name="Title Only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_5f__5f__5f__5f__5f__5f__5f__5f__5f__5f__5f_-background" style:display-name="Title Only____________-background" style:family="presentation">
      <style:graphic-properties draw:stroke="none" draw:fill="solid" draw:fill-color="#ffffff"/>
      <style:text-properties style:letter-kerning="true"/>
    </style:style>
    <style:style style:name="Title_20_Only_5f__5f__5f__5f__5f__5f__5f__5f__5f__5f__5f__5f_-backgroundobjects" style:display-name="Title Only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_5f__5f__5f__5f__5f__5f__5f__5f__5f__5f__5f_-notes" style:display-name="Title Only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_5f__5f__5f__5f__5f__5f__5f__5f__5f__5f__5f__5f_-outline1" style:display-name="Title Only____________-outline1" style:family="presentation">
      <style:graphic-properties draw:stroke="none" draw:fill="none" draw:auto-grow-height="false" draw:fit-to-size="shrink-to-fit">
        <text:list-style style:name="Title_20_Only_5f__5f__5f__5f__5f__5f__5f__5f__5f__5f__5f__5f_-outline1" style:display-name="Title Only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_5f__5f__5f__5f__5f__5f__5f__5f__5f__5f__5f_-outline2" style:display-name="Title Only____________-outline2" style:family="presentation" style:parent-style-name="Title_20_Only_5f__5f__5f__5f__5f__5f__5f__5f__5f__5f__5f__5f_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Only_5f__5f__5f__5f__5f__5f__5f__5f__5f__5f__5f__5f_-outline3" style:display-name="Title Only____________-outline3" style:family="presentation" style:parent-style-name="Title_20_Only_5f__5f__5f__5f__5f__5f__5f__5f__5f__5f__5f__5f_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_5f__5f__5f__5f__5f__5f__5f__5f__5f__5f__5f__5f_-outline4" style:display-name="Title Only____________-outline4" style:family="presentation" style:parent-style-name="Title_20_Only_5f__5f__5f__5f__5f__5f__5f__5f__5f__5f__5f__5f_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_5f__5f__5f__5f__5f__5f__5f__5f__5f__5f__5f__5f_-outline5" style:display-name="Title Only____________-outline5" style:family="presentation" style:parent-style-name="Title_20_Only_5f__5f__5f__5f__5f__5f__5f__5f__5f__5f__5f__5f_-outline4">
      <style:paragraph-properties fo:margin-top="0cm" fo:margin-bottom="0.1cm"/>
      <style:text-properties fo:font-size="20pt" style:font-size-asian="20pt" style:font-size-complex="20pt"/>
    </style:style>
    <style:style style:name="Title_20_Only_5f__5f__5f__5f__5f__5f__5f__5f__5f__5f__5f__5f_-outline6" style:display-name="Title Only____________-outline6" style:family="presentation" style:parent-style-name="Title_20_Only_5f__5f__5f__5f__5f__5f__5f__5f__5f__5f__5f__5f_-outline5">
      <style:paragraph-properties fo:margin-top="0cm" fo:margin-bottom="0.1cm"/>
      <style:text-properties fo:font-size="20pt" style:font-size-asian="20pt" style:font-size-complex="20pt"/>
    </style:style>
    <style:style style:name="Title_20_Only_5f__5f__5f__5f__5f__5f__5f__5f__5f__5f__5f__5f_-outline7" style:display-name="Title Only____________-outline7" style:family="presentation" style:parent-style-name="Title_20_Only_5f__5f__5f__5f__5f__5f__5f__5f__5f__5f__5f__5f_-outline6">
      <style:paragraph-properties fo:margin-top="0cm" fo:margin-bottom="0.1cm"/>
      <style:text-properties fo:font-size="20pt" style:font-size-asian="20pt" style:font-size-complex="20pt"/>
    </style:style>
    <style:style style:name="Title_20_Only_5f__5f__5f__5f__5f__5f__5f__5f__5f__5f__5f__5f_-outline8" style:display-name="Title Only____________-outline8" style:family="presentation" style:parent-style-name="Title_20_Only_5f__5f__5f__5f__5f__5f__5f__5f__5f__5f__5f__5f_-outline7">
      <style:paragraph-properties fo:margin-top="0cm" fo:margin-bottom="0.1cm"/>
      <style:text-properties fo:font-size="20pt" style:font-size-asian="20pt" style:font-size-complex="20pt"/>
    </style:style>
    <style:style style:name="Title_20_Only_5f__5f__5f__5f__5f__5f__5f__5f__5f__5f__5f__5f_-outline9" style:display-name="Title Only____________-outline9" style:family="presentation" style:parent-style-name="Title_20_Only_5f__5f__5f__5f__5f__5f__5f__5f__5f__5f__5f__5f_-outline8">
      <style:paragraph-properties fo:margin-top="0cm" fo:margin-bottom="0.1cm"/>
      <style:text-properties fo:font-size="20pt" style:font-size-asian="20pt" style:font-size-complex="20pt"/>
    </style:style>
    <style:style style:name="Title_20_Only_5f__5f__5f__5f__5f__5f__5f__5f__5f__5f__5f__5f_-subtitle" style:display-name="Title Only____________-subtitle" style:family="presentation">
      <style:graphic-properties draw:stroke="none" draw:fill="none" draw:textarea-vertical-align="middle">
        <text:list-style style:name="Title_20_Only_5f__5f__5f__5f__5f__5f__5f__5f__5f__5f__5f__5f_-subtitle" style:display-name="Title Only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_5f__5f__5f__5f__5f__5f__5f__5f__5f__5f__5f_-title" style:display-name="Title Only____________-title" style:family="presentation">
      <style:graphic-properties draw:stroke="none" draw:fill="none" draw:textarea-vertical-align="middle">
        <text:list-style style:name="Title_20_Only_5f__5f__5f__5f__5f__5f__5f__5f__5f__5f__5f__5f_-title" style:display-name="Title Only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min-height="0.293cm" fo:min-width="19.94cm" fo:padding-top="0.095cm" fo:padding-bottom="0.095cm" fo:padding-left="0.19cm" fo:padding-right="0.19cm" fo:wrap-option="wrap"/>
    </style:style>
    <style:style style:name="M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Only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6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9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1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Title_20_Only_5f_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3" style:family="presentation" style:parent-style-name="Title_20_Only_5f_-backgroundobjects">
      <style:graphic-properties draw:stroke="none" draw:fill="none" draw:fill-color="#ffffff" draw:auto-grow-height="false" fo:min-height="1.485cm"/>
    </style:style>
    <style:style style:name="Mpr14" style:family="presentation" style:parent-style-name="Title_20_Only_5f_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Title_20_Only_5f__5f_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6" style:family="presentation" style:parent-style-name="Title_20_Only_5f__5f_-backgroundobjects">
      <style:graphic-properties draw:stroke="none" draw:fill="none" draw:fill-color="#ffffff" draw:auto-grow-height="false" fo:min-height="1.485cm"/>
    </style:style>
    <style:style style:name="Mpr17" style:family="presentation" style:parent-style-name="Title_20_Only_5f__5f_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Title_20_Only_5f__5f__5f_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9" style:family="presentation" style:parent-style-name="Title_20_Only_5f__5f__5f_-backgroundobjects">
      <style:graphic-properties draw:stroke="none" draw:fill="none" draw:fill-color="#ffffff" draw:auto-grow-height="false" fo:min-height="1.485cm"/>
    </style:style>
    <style:style style:name="Mpr20" style:family="presentation" style:parent-style-name="Title_20_Only_5f__5f__5f_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Title_20_Only_5f__5f__5f__5f_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2" style:family="presentation" style:parent-style-name="Title_20_Only_5f__5f__5f_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Title_20_Only_5f__5f__5f__5f_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Title_20_Only_5f__5f__5f__5f__5f_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5" style:family="presentation" style:parent-style-name="Title_20_Only_5f__5f__5f__5f__5f_-backgroundobjects">
      <style:graphic-properties draw:stroke="none" draw:fill="none" draw:fill-color="#ffffff" draw:auto-grow-height="false" fo:min-height="1.485cm"/>
    </style:style>
    <style:style style:name="Mpr26" style:family="presentation" style:parent-style-name="Title_20_Only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Title_20_Only_5f__5f__5f__5f__5f__5f_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8" style:family="presentation" style:parent-style-name="Title_20_Only_5f__5f__5f__5f__5f__5f_-backgroundobjects">
      <style:graphic-properties draw:stroke="none" draw:fill="none" draw:fill-color="#ffffff" draw:auto-grow-height="false" fo:min-height="1.485cm"/>
    </style:style>
    <style:style style:name="Mpr29" style:family="presentation" style:parent-style-name="Title_20_Only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Title_20_Only_5f__5f__5f__5f__5f__5f__5f_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31" style:family="presentation" style:parent-style-name="Title_20_Only_5f__5f__5f__5f__5f__5f__5f_-backgroundobjects">
      <style:graphic-properties draw:stroke="none" draw:fill="none" draw:fill-color="#ffffff" draw:auto-grow-height="false" fo:min-height="1.485cm"/>
    </style:style>
    <style:style style:name="Mpr32" style:family="presentation" style:parent-style-name="Title_20_Only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Title_20_Only_5f__5f__5f__5f__5f__5f__5f__5f_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34" style:family="presentation" style:parent-style-name="Title_20_Only_5f__5f__5f__5f__5f__5f__5f__5f_-backgroundobjects">
      <style:graphic-properties draw:stroke="none" draw:fill="none" draw:fill-color="#ffffff" draw:auto-grow-height="false" fo:min-height="1.485cm"/>
    </style:style>
    <style:style style:name="Mpr35" style:family="presentation" style:parent-style-name="Title_20_Only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Title_20_Only_5f__5f__5f__5f__5f__5f__5f__5f__5f_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37" style:family="presentation" style:parent-style-name="Title_20_Only_5f__5f__5f__5f__5f__5f__5f__5f__5f_-backgroundobjects">
      <style:graphic-properties draw:stroke="none" draw:fill="none" draw:fill-color="#ffffff" draw:auto-grow-height="false" fo:min-height="1.485cm"/>
    </style:style>
    <style:style style:name="Mpr38" style:family="presentation" style:parent-style-name="Title_20_Only_5f_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Title_20_Only_5f__5f__5f__5f__5f__5f__5f__5f__5f__5f_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40" style:family="presentation" style:parent-style-name="Title_20_Only_5f__5f__5f__5f__5f__5f__5f__5f__5f__5f_-backgroundobjects">
      <style:graphic-properties draw:stroke="none" draw:fill="none" draw:fill-color="#ffffff" draw:auto-grow-height="false" fo:min-height="1.485cm"/>
    </style:style>
    <style:style style:name="Mpr41" style:family="presentation" style:parent-style-name="Title_20_Only_5f__5f_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42" style:family="presentation" style:parent-style-name="Title_20_Only_5f__5f__5f__5f__5f__5f__5f__5f__5f__5f__5f_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43" style:family="presentation" style:parent-style-name="Title_20_Only_5f__5f__5f__5f__5f__5f__5f__5f__5f__5f__5f_-backgroundobjects">
      <style:graphic-properties draw:stroke="none" draw:fill="none" draw:fill-color="#ffffff" draw:auto-grow-height="false" fo:min-height="1.485cm"/>
    </style:style>
    <style:style style:name="Mpr44" style:family="presentation" style:parent-style-name="Title_20_Only_5f__5f__5f_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45" style:family="presentation" style:parent-style-name="Title_20_Only_5f__5f__5f__5f__5f__5f__5f__5f__5f__5f__5f__5f_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46" style:family="presentation" style:parent-style-name="Title_20_Only_5f__5f__5f__5f__5f__5f__5f__5f__5f__5f__5f__5f_-backgroundobjects">
      <style:graphic-properties draw:stroke="none" draw:fill="none" draw:fill-color="#ffffff" draw:auto-grow-height="false" fo:min-height="1.485cm"/>
    </style:style>
    <style:style style:name="Mpr47" style:family="presentation" style:parent-style-name="Title_20_Only_5f__5f__5f__5f_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2f2f2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0" style:family="paragraph">
      <loext:graphic-properties draw:fill="solid" draw:fill-color="#0093dd"/>
      <style:paragraph-properties fo:text-align="start" style:font-independent-line-spacing="true"/>
      <style:text-properties fo:font-size="20pt"/>
    </style:style>
    <style:style style:name="MP11" style:family="paragraph">
      <style:paragraph-properties fo:text-align="start"/>
    </style:style>
    <style:style style:name="MP12" style:family="paragraph">
      <style:paragraph-properties fo:margin-left="0.711cm" fo:margin-right="0cm" fo:text-indent="-0.71cm">
        <style:tab-stops>
          <style:tab-stop style:position="0cm"/>
        </style:tab-stops>
      </style:paragraph-properties>
    </style:style>
    <style:style style:name="MP13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8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P20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M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1" style:family="text">
      <style:text-properties fo:font-variant="normal" fo:text-transform="none"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2" style:family="text">
      <style:text-properties fo:font-variant="normal" fo:text-transform="none"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3" style:family="text">
      <style:text-properties fo:font-variant="normal" fo:text-transform="none"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4" style:family="text">
      <style:text-properties fo:font-variant="normal" fo:text-transform="none"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5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8" draw:layer="backgroundobjects" drawooo:display="printer" svg:width="1.968cm" svg:height="0.425cm" svg:x="-0.545cm" svg:y="10.975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6" draw:layer="layout" svg:x1="0.346cm" svg:y1="1.27cm" svg:x2="16.602cm" svg:y2="1.27cm">
          <text:p/>
        </draw:line>
        <draw:line draw:name="Straight Connector 13" draw:style-name="Mgr7" draw:text-style-name="MP6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6" draw:layer="layout" svg:x1="0.356cm" svg:y1="10.795cm" svg:x2="16.612cm" svg:y2="10.795cm">
          <text:p/>
        </draw:line>
        <draw:line draw:name="Straight Connector 18" draw:style-name="Mgr6" draw:text-style-name="MP6" draw:layer="layout" svg:x1="16.661cm" svg:y1="10.795cm" svg:x2="19.963cm" svg:y2="10.795cm">
          <text:p/>
        </draw:line>
      </draw:g>
      <draw:frame draw:name="Picture 8" draw:style-name="Mgr4" draw:text-style-name="MP6" draw:layer="backgroundobjects" svg:width="5.111cm" svg:height="5.333cm" svg:x="1.27cm" svg:y="0cm">
        <draw:image xlink:href="Pictures/10000000000001BB000001CED2FF14FC44F2F4FE.jpg" xlink:type="simple" xlink:show="embed" xlink:actuate="onLoad">
          <text:p/>
        </draw:image>
      </draw:frame>
      <draw:frame draw:name="Title 1" presentation:style-name="Mpr1" draw:text-style-name="MP10" draw:layer="backgroundobjects" svg:width="18.414cm" svg:height="1.269cm" svg:x="1.905cm" svg:y="5.715cm" presentation:class="title" presentation:user-transformed="true">
        <draw:text-box>
          <text:p text:style-name="MP9"><text:span text:style-name="MT3">Click to edit the title text formatPresentation Title</text:span></text:p>
        </draw:text-box>
      </draw:frame>
      <draw:frame draw:name="Text Placeholder 10" presentation:style-name="Mpr2" draw:text-style-name="MP13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11"><text:span text:style-name="MT4">Click to edit the outline text </text:span><text:span text:style-name="MT4">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</text:span><text:span text:style-name="MT4">Level</text:span></text:p>
                          <text:list>
                            <text:list-item>
                              <text:p text:style-name="MP11"><text:span text:style-name="MT4">Fifth Outline </text:span><text:span text:style-name="MT4">Level</text:span></text:p>
                              <text:list>
                                <text:list-item>
                                  <text:p text:style-name="MP11"><text:span text:style-name="MT4">Sixth </text:span><text:span text:style-name="MT4">Outline </text:span><text:span text:style-name="MT4">Level</text:span></text:p>
                                  <text:list>
                                    <text:list-item>
                                      <text:p text:style-name="MP12"><text:span text:style-name="MT4">Sevent</text:span><text:span text:style-name="MT4">h </text:span><text:span text:style-name="MT4">Outl</text:span><text:span text:style-name="MT4">ine </text:span><text:span text:style-name="MT4">Lev</text:span><text:span text:style-name="MT4">elSu</text:span><text:span text:style-name="MT4">b </text:span><text:span text:style-name="MT4">Titl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ooter Placeholder 4" draw:style-name="Mgr8" draw:text-style-name="MP8" draw:layer="backgroundobjects" svg:width="7.111cm" svg:height="0.38cm" svg:x="6.604cm" svg:y="10.837cm">
        <text:p text:style-name="MP14"><text:span text:style-name="MT5">Copyright © 2017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6.6cm" svg:height="1.777cm" svg:x="13.335cm" svg:y="3.175cm">
        <draw:image xlink:href="Pictures/100002010000023C0000009AABFFB2082F8BF6D1.png" xlink:type="simple" xlink:show="embed" xlink:actuate="onLoad">
          <text:p/>
        </draw:image>
      </draw:frame>
      <presentation:notes style:page-layout-name="PM0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9" draw:style-name="Mgr3" draw:text-style-name="MP5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8" draw:layer="backgroundobjects" svg:width="1.968cm" svg:height="0.425cm" svg:x="-0.545cm" svg:y="10.975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6" draw:layer="layout" svg:x1="0.346cm" svg:y1="1.27cm" svg:x2="16.602cm" svg:y2="1.27cm">
          <text:p/>
        </draw:line>
        <draw:line draw:name="Straight Connector 13" draw:style-name="Mgr7" draw:text-style-name="MP6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6" draw:layer="layout" svg:x1="0.356cm" svg:y1="10.795cm" svg:x2="16.612cm" svg:y2="10.795cm">
          <text:p/>
        </draw:line>
        <draw:line draw:name="Straight Connector 18" draw:style-name="Mgr6" draw:text-style-name="MP6" draw:layer="layout" svg:x1="16.661cm" svg:y1="10.795cm" svg:x2="19.963cm" svg:y2="10.795cm">
          <text:p/>
        </draw:line>
      </draw:g>
      <draw:frame draw:name="Title 1" presentation:style-name="Mpr5" draw:text-style-name="MP15" draw:layer="backgroundobjects" svg:width="18.202cm" svg:height="0.888cm" svg:x="0.212cm" svg:y="0.169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presentation:style-name="Title_20_Only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9.798cm" svg:height="11.135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ddress" style:page-layout-name="PM1" draw:style-name="Mdp1">
      <draw:custom-shape draw:name="Rectangle 9" draw:style-name="Mgr3" draw:text-style-name="MP5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8" draw:layer="backgroundobjects" drawooo:display="printer" svg:width="1.968cm" svg:height="0.425cm" svg:x="-0.545cm" svg:y="10.975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6" draw:layer="layout" svg:x1="0.346cm" svg:y1="1.27cm" svg:x2="16.602cm" svg:y2="1.27cm">
          <text:p/>
        </draw:line>
        <draw:line draw:name="Straight Connector 13" draw:style-name="Mgr7" draw:text-style-name="MP6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6" draw:layer="layout" svg:x1="0.356cm" svg:y1="10.795cm" svg:x2="16.612cm" svg:y2="10.795cm">
          <text:p/>
        </draw:line>
        <draw:line draw:name="Straight Connector 18" draw:style-name="Mgr6" draw:text-style-name="MP6" draw:layer="layout" svg:x1="16.661cm" svg:y1="10.795cm" svg:x2="19.963cm" svg:y2="10.795cm">
          <text:p/>
        </draw:line>
      </draw:g>
      <draw:custom-shape draw:name="TextBox 10" draw:style-name="Mgr5" draw:text-style-name="MP17" draw:layer="backgroundobjects" svg:width="4.524cm" svg:height="0.425cm" svg:x="7.441cm" svg:y="10.072cm">
        <text:p text:style-name="MP16"><text:span text:style-name="MT7"><text:a xlink:href="http://www.globaledgesoft.com/" xlink:type="simple">www.globaledgesoft.com</text:a></text:span><text:span text:style-name="MT8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6" draw:layer="layout" svg:width="0.762cm" svg:height="0.507cm" svg:x="3.348cm" svg:y="7.46cm">
            <draw:image xlink:href="Pictures/1000000000000113000000B7C65A3A6B49297971.png" xlink:type="simple" xlink:show="embed" xlink:actuate="onLoad">
              <text:p/>
            </draw:image>
          </draw:frame>
          <draw:custom-shape draw:name="Rectangle 16" draw:style-name="Mgr9" draw:text-style-name="MP17" draw:layer="layout" svg:width="5.418cm" svg:height="1.464cm" svg:x="1.02cm" svg:y="8.141cm">
            <text:p text:style-name="MP18"><text:span text:style-name="MT9">Global Village</text:span></text:p>
            <text:p text:style-name="MP18"><text:span text:style-name="MT9">IT SEZ</text:span></text:p>
            <text:p text:style-name="MP18"><text:span text:style-name="MT9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6" draw:layer="layout" svg:width="0.761cm" svg:height="0.507cm" svg:x="16.214cm" svg:y="7.46cm">
            <draw:image xlink:href="Pictures/1000000000000113000000B776297741C0C3F107.png" xlink:type="simple" xlink:show="embed" xlink:actuate="onLoad">
              <text:p/>
            </draw:image>
          </draw:frame>
          <draw:custom-shape draw:name="Rectangle 18" draw:style-name="Mgr9" draw:text-style-name="MP17" draw:layer="layout" svg:width="5.409cm" svg:height="1.464cm" svg:x="13.89cm" svg:y="8.141cm">
            <text:p text:style-name="MP18"><text:span text:style-name="MT9">Raheja Mindspace</text:span></text:p>
            <text:p text:style-name="MP18"><text:span text:style-name="MT9">IT Park</text:span></text:p>
            <text:p text:style-name="MP18"><text:span text:style-name="MT9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6" draw:layer="layout" svg:width="0.761cm" svg:height="0.507cm" svg:x="9.783cm" svg:y="7.46cm">
            <draw:image xlink:href="Pictures/10000000000000420000002C7D20E19923EE7E3A.jpg" xlink:type="simple" xlink:show="embed" xlink:actuate="onLoad">
              <text:p/>
            </draw:image>
          </draw:frame>
          <draw:custom-shape draw:name="Rectangle 20" draw:style-name="Mgr9" draw:text-style-name="MP17" draw:layer="layout" svg:width="5.409cm" svg:height="1.464cm" svg:x="7.459cm" svg:y="8.141cm">
            <text:p text:style-name="MP18"><text:span text:style-name="MT9">South Main Street </text:span></text:p>
            <text:p text:style-name="MP18"><text:span text:style-name="MT9">Milpitas</text:span></text:p>
            <text:p text:style-name="MP18"><text:span text:style-name="MT9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17" draw:layer="backgroundobjects" svg:width="13.715cm" svg:height="0.867cm" svg:x="3.302cm" svg:y="0.882cm">
        <text:p text:style-name="MP16"><text:span text:style-name="MT10">Large enough to Deliver</text:span><text:span text:style-name="MT11">,</text:span><text:span text:style-name="MT12"> </text:span><text:span text:style-name="MT13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6" draw:layer="layout" svg:width="9.718cm" svg:height="3.809cm" svg:x="6.485cm" svg:y="1.99cm">
          <draw:image xlink:href="Pictures/100000000000034A0000014A3A48201073BFA40F.jpg" xlink:type="simple" xlink:show="embed" xlink:actuate="onLoad">
            <text:p/>
          </draw:image>
        </draw:frame>
        <draw:frame draw:name="Picture 13" draw:style-name="Mgr4" draw:text-style-name="MP6" draw:layer="layout" svg:width="2.604cm" svg:height="1.523cm" svg:x="4.116cm" svg:y="4.403cm">
          <draw:image xlink:href="Pictures/10000201000000E2000000842DF7A5DB26249D03.png" xlink:type="simple" xlink:show="embed" xlink:actuate="onLoad">
            <text:p/>
          </draw:image>
        </draw:frame>
      </draw:g>
      <draw:frame draw:name="Picture 23" draw:style-name="Mgr4" draw:text-style-name="MP6" draw:layer="backgroundobjects" svg:width="0.528cm" svg:height="0.528cm" svg:x="5.503cm" svg:y="10.021cm">
        <draw:image xlink:href="Pictures/100002010000002E0000002E128E3A9B89A1673E.png" xlink:type="simple" xlink:show="embed" xlink:actuate="onLoad">
          <text:p/>
        </draw:image>
      </draw:frame>
      <draw:frame draw:name="Picture 26" draw:style-name="Mgr4" draw:text-style-name="MP6" draw:layer="backgroundobjects" svg:width="0.594cm" svg:height="0.594cm" svg:x="13.375cm" svg:y="9.988cm">
        <draw:image xlink:href="Pictures/1000000000000034000000347063203237C3DBE4.jpg" xlink:type="simple" xlink:show="embed" xlink:actuate="onLoad">
          <text:p/>
        </draw:image>
      </draw:frame>
      <draw:frame presentation:style-name="Address-title" draw:layer="backgroundobjects" svg:width="18.287cm" svg:height="1.907cm" svg:x="1.016cm" svg:y="0.456cm" presentation:class="title" presentation:placeholder="true">
        <draw:text-box/>
      </draw:frame>
      <draw:frame presentation:style-name="Address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Address-title" draw:layer="backgroundobjects" svg:width="19.798cm" svg:height="11.135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draw:custom-shape draw:name="Rectangle 9" draw:style-name="Mgr3" draw:text-style-name="MP5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8" draw:layer="backgroundobjects" drawooo:display="printer" svg:width="1.968cm" svg:height="0.425cm" svg:x="-0.545cm" svg:y="10.975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6" draw:layer="layout" svg:x1="0.346cm" svg:y1="1.27cm" svg:x2="16.602cm" svg:y2="1.27cm">
          <text:p/>
        </draw:line>
        <draw:line draw:name="Straight Connector 13" draw:style-name="Mgr7" draw:text-style-name="MP6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6" draw:layer="layout" svg:x1="0.356cm" svg:y1="10.795cm" svg:x2="16.612cm" svg:y2="10.795cm">
          <text:p/>
        </draw:line>
        <draw:line draw:name="Straight Connector 18" draw:style-name="Mgr6" draw:text-style-name="MP6" draw:layer="layout" svg:x1="16.661cm" svg:y1="10.795cm" svg:x2="19.963cm" svg:y2="10.795cm">
          <text:p/>
        </draw:line>
      </draw:g>
      <draw:custom-shape draw:name="TextBox 7" draw:style-name="Mgr10" draw:text-style-name="MP17" draw:layer="backgroundobjects" svg:width="7.28cm" svg:height="5.259cm" svg:x="12.404cm" svg:y="5.042cm">
        <text:p text:style-name="MP19"><text:span text:style-name="MT14">Fairness</text:span></text:p>
        <text:p text:style-name="MP19"><text:span text:style-name="MT14">Learning</text:span></text:p>
        <text:p text:style-name="MP19"><text:span text:style-name="MT14">Responsibility</text:span></text:p>
        <text:p text:style-name="MP19"><text:span text:style-name="MT14">Innovation</text:span></text:p>
        <text:p text:style-name="MP19"><text:span text:style-name="MT14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20" draw:layer="backgroundobjects" svg:width="16.086cm" svg:height="1.038cm" svg:x="0cm" svg:y="3.175cm">
        <text:p text:style-name="MP16"><text:span text:style-name="MT6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6.476cm" svg:height="6.275cm" svg:x="4.805cm" svg:y="4.731cm">
        <draw:image xlink:href="Pictures/100000000000023100000220F1928CF70CB8B21C.jpg" xlink:type="simple" xlink:show="embed" xlink:actuate="onLoad">
          <text:p/>
        </draw:image>
      </draw:frame>
      <draw:frame draw:name="Picture 5" draw:style-name="Mgr4" draw:text-style-name="MP6" draw:layer="backgroundobjects" svg:width="6.6cm" svg:height="1.777cm" svg:x="13.719cm" svg:y="0.339cm">
        <draw:image xlink:href="Pictures/100002010000023C0000009AABFFB2082F8BF6D1.png" xlink:type="simple" xlink:show="embed" xlink:actuate="onLoad">
          <text:p/>
        </draw:image>
      </draw:frame>
      <draw:frame presentation:style-name="Closing-title" draw:layer="backgroundobjects" svg:width="18.287cm" svg:height="1.907cm" svg:x="1.016cm" svg:y="0.456cm" presentation:class="title" presentation:placeholder="true">
        <draw:text-box/>
      </draw:frame>
      <draw:frame presentation:style-name="Closing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Closing-title" draw:layer="backgroundobjects" svg:width="19.798cm" svg:height="11.135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1">
      <draw:custom-shape draw:name="Rectangle 9" draw:style-name="Mgr13" draw:text-style-name="MP5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21" draw:layer="backgroundobjects" svg:width="1.968cm" svg:height="0.425cm" svg:x="-0.545cm" svg:y="10.975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6" draw:layer="backgroundobjects" svg:x1="0.346cm" svg:y1="1.27cm" svg:x2="16.602cm" svg:y2="1.27cm">
          <text:p/>
        </draw:line>
        <draw:line draw:name="Straight Connector 13" draw:style-name="Mgr7" draw:text-style-name="MP6" draw:layer="backgroundobjects" svg:x1="16.671cm" svg:y1="1.27cm" svg:x2="19.973cm" svg:y2="1.27cm">
          <text:p/>
        </draw:line>
      </draw:g>
      <draw:g draw:name="Group 15">
        <draw:line draw:name="Straight Connector 17" draw:style-name="Mgr7" draw:text-style-name="MP6" draw:layer="backgroundobjects" svg:x1="0.356cm" svg:y1="10.795cm" svg:x2="16.612cm" svg:y2="10.795cm">
          <text:p/>
        </draw:line>
        <draw:line draw:name="Straight Connector 18" draw:style-name="Mgr6" draw:text-style-name="MP6" draw:layer="backgroundobjects" svg:x1="16.661cm" svg:y1="10.795cm" svg:x2="19.963cm" svg:y2="10.795cm">
          <text:p/>
        </draw:line>
      </draw:g>
      <draw:frame draw:name="Title 1" presentation:style-name="Mpr12" draw:text-style-name="MP15" draw:layer="backgroundobjects" svg:width="18.202cm" svg:height="0.888cm" svg:x="0.212cm" svg:y="0.169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presentation:style-name="Title_20_Only_5f_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Title_20_Only_5f_-title" draw:layer="backgroundobjects" svg:width="19.798cm" svg:height="11.135cm" svg:x="0.6cm" svg:y="2.257cm" presentation:class="page"/>
        <draw:frame presentation:style-name="Title_20_Only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_5f__5f_" style:display-name="Title Only__" style:page-layout-name="PM1" draw:style-name="Mdp1">
      <draw:custom-shape draw:name="Rectangle 9" draw:style-name="Mgr13" draw:text-style-name="MP5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21" draw:layer="backgroundobjects" svg:width="1.968cm" svg:height="0.425cm" svg:x="-0.545cm" svg:y="10.975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6" draw:layer="backgroundobjects" svg:x1="0.346cm" svg:y1="1.27cm" svg:x2="16.602cm" svg:y2="1.27cm">
          <text:p/>
        </draw:line>
        <draw:line draw:name="Straight Connector 13" draw:style-name="Mgr7" draw:text-style-name="MP6" draw:layer="backgroundobjects" svg:x1="16.671cm" svg:y1="1.27cm" svg:x2="19.973cm" svg:y2="1.27cm">
          <text:p/>
        </draw:line>
      </draw:g>
      <draw:g draw:name="Group 15">
        <draw:line draw:name="Straight Connector 17" draw:style-name="Mgr7" draw:text-style-name="MP6" draw:layer="backgroundobjects" svg:x1="0.356cm" svg:y1="10.795cm" svg:x2="16.612cm" svg:y2="10.795cm">
          <text:p/>
        </draw:line>
        <draw:line draw:name="Straight Connector 18" draw:style-name="Mgr6" draw:text-style-name="MP6" draw:layer="backgroundobjects" svg:x1="16.661cm" svg:y1="10.795cm" svg:x2="19.963cm" svg:y2="10.795cm">
          <text:p/>
        </draw:line>
      </draw:g>
      <draw:frame draw:name="Title 1" presentation:style-name="Mpr15" draw:text-style-name="MP15" draw:layer="backgroundobjects" svg:width="18.202cm" svg:height="0.888cm" svg:x="0.212cm" svg:y="0.169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presentation:style-name="Title_20_Only_5f__5f_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Title_20_Only_5f__5f_-title" draw:layer="backgroundobjects" svg:width="19.798cm" svg:height="11.135cm" svg:x="0.6cm" svg:y="2.257cm" presentation:class="page"/>
        <draw:frame presentation:style-name="Title_20_Only_5f__5f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_5f__5f__5f_" style:display-name="Title Only___" style:page-layout-name="PM1" draw:style-name="Mdp1">
      <draw:custom-shape draw:name="Rectangle 9" draw:style-name="Mgr13" draw:text-style-name="MP5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21" draw:layer="backgroundobjects" svg:width="1.968cm" svg:height="0.425cm" svg:x="-0.545cm" svg:y="10.975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6" draw:layer="backgroundobjects" svg:x1="0.346cm" svg:y1="1.27cm" svg:x2="16.602cm" svg:y2="1.27cm">
          <text:p/>
        </draw:line>
        <draw:line draw:name="Straight Connector 13" draw:style-name="Mgr7" draw:text-style-name="MP6" draw:layer="backgroundobjects" svg:x1="16.671cm" svg:y1="1.27cm" svg:x2="19.973cm" svg:y2="1.27cm">
          <text:p/>
        </draw:line>
      </draw:g>
      <draw:g draw:name="Group 15">
        <draw:line draw:name="Straight Connector 17" draw:style-name="Mgr7" draw:text-style-name="MP6" draw:layer="backgroundobjects" svg:x1="0.356cm" svg:y1="10.795cm" svg:x2="16.612cm" svg:y2="10.795cm">
          <text:p/>
        </draw:line>
        <draw:line draw:name="Straight Connector 18" draw:style-name="Mgr6" draw:text-style-name="MP6" draw:layer="backgroundobjects" svg:x1="16.661cm" svg:y1="10.795cm" svg:x2="19.963cm" svg:y2="10.795cm">
          <text:p/>
        </draw:line>
      </draw:g>
      <draw:frame draw:name="Title 1" presentation:style-name="Mpr18" draw:text-style-name="MP15" draw:layer="backgroundobjects" svg:width="18.202cm" svg:height="0.888cm" svg:x="0.212cm" svg:y="0.169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presentation:style-name="Title_20_Only_5f__5f__5f_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Title_20_Only_5f__5f__5f_-title" draw:layer="backgroundobjects" svg:width="19.798cm" svg:height="11.135cm" svg:x="0.6cm" svg:y="2.257cm" presentation:class="page"/>
        <draw:frame presentation:style-name="Title_20_Only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_5f__5f__5f__5f_" style:display-name="Title Only____" style:page-layout-name="PM1" draw:style-name="Mdp1">
      <draw:custom-shape draw:name="Rectangle 9" draw:style-name="Mgr13" draw:text-style-name="MP5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21" draw:layer="backgroundobjects" svg:width="1.968cm" svg:height="0.425cm" svg:x="-0.545cm" svg:y="10.975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6" draw:layer="backgroundobjects" svg:x1="0.346cm" svg:y1="1.27cm" svg:x2="16.602cm" svg:y2="1.27cm">
          <text:p/>
        </draw:line>
        <draw:line draw:name="Straight Connector 13" draw:style-name="Mgr7" draw:text-style-name="MP6" draw:layer="backgroundobjects" svg:x1="16.671cm" svg:y1="1.27cm" svg:x2="19.973cm" svg:y2="1.27cm">
          <text:p/>
        </draw:line>
      </draw:g>
      <draw:g draw:name="Group 15">
        <draw:line draw:name="Straight Connector 17" draw:style-name="Mgr7" draw:text-style-name="MP6" draw:layer="backgroundobjects" svg:x1="0.356cm" svg:y1="10.795cm" svg:x2="16.612cm" svg:y2="10.795cm">
          <text:p/>
        </draw:line>
        <draw:line draw:name="Straight Connector 18" draw:style-name="Mgr6" draw:text-style-name="MP6" draw:layer="backgroundobjects" svg:x1="16.661cm" svg:y1="10.795cm" svg:x2="19.963cm" svg:y2="10.795cm">
          <text:p/>
        </draw:line>
      </draw:g>
      <draw:frame draw:name="Title 1" presentation:style-name="Mpr21" draw:text-style-name="MP15" draw:layer="backgroundobjects" svg:width="18.202cm" svg:height="0.888cm" svg:x="0.212cm" svg:y="0.169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presentation:style-name="Title_20_Only_5f__5f__5f__5f_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Title_20_Only_5f__5f__5f__5f_-title" draw:layer="backgroundobjects" svg:width="19.798cm" svg:height="11.135cm" svg:x="0.6cm" svg:y="2.257cm" presentation:class="page"/>
        <draw:frame presentation:style-name="Title_20_Only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_5f__5f__5f__5f__5f_" style:display-name="Title Only_____" style:page-layout-name="PM1" draw:style-name="Mdp1">
      <draw:custom-shape draw:name="Rectangle 9" draw:style-name="Mgr13" draw:text-style-name="MP5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21" draw:layer="backgroundobjects" svg:width="1.968cm" svg:height="0.425cm" svg:x="-0.545cm" svg:y="10.975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6" draw:layer="backgroundobjects" svg:x1="0.346cm" svg:y1="1.27cm" svg:x2="16.602cm" svg:y2="1.27cm">
          <text:p/>
        </draw:line>
        <draw:line draw:name="Straight Connector 13" draw:style-name="Mgr7" draw:text-style-name="MP6" draw:layer="backgroundobjects" svg:x1="16.671cm" svg:y1="1.27cm" svg:x2="19.973cm" svg:y2="1.27cm">
          <text:p/>
        </draw:line>
      </draw:g>
      <draw:g draw:name="Group 15">
        <draw:line draw:name="Straight Connector 17" draw:style-name="Mgr7" draw:text-style-name="MP6" draw:layer="backgroundobjects" svg:x1="0.356cm" svg:y1="10.795cm" svg:x2="16.612cm" svg:y2="10.795cm">
          <text:p/>
        </draw:line>
        <draw:line draw:name="Straight Connector 18" draw:style-name="Mgr6" draw:text-style-name="MP6" draw:layer="backgroundobjects" svg:x1="16.661cm" svg:y1="10.795cm" svg:x2="19.963cm" svg:y2="10.795cm">
          <text:p/>
        </draw:line>
      </draw:g>
      <draw:frame draw:name="Title 1" presentation:style-name="Mpr24" draw:text-style-name="MP15" draw:layer="backgroundobjects" svg:width="18.202cm" svg:height="0.888cm" svg:x="0.212cm" svg:y="0.169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presentation:style-name="Title_20_Only_5f__5f__5f__5f__5f_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Title_20_Only_5f__5f__5f__5f__5f_-title" draw:layer="backgroundobjects" svg:width="19.798cm" svg:height="11.135cm" svg:x="0.6cm" svg:y="2.257cm" presentation:class="page"/>
        <draw:frame presentation:style-name="Title_20_Only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_5f__5f__5f__5f__5f__5f_" style:display-name="Title Only______" style:page-layout-name="PM1" draw:style-name="Mdp1">
      <draw:custom-shape draw:name="Rectangle 9" draw:style-name="Mgr13" draw:text-style-name="MP5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21" draw:layer="backgroundobjects" svg:width="1.968cm" svg:height="0.425cm" svg:x="-0.545cm" svg:y="10.975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6" draw:layer="backgroundobjects" svg:x1="0.346cm" svg:y1="1.27cm" svg:x2="16.602cm" svg:y2="1.27cm">
          <text:p/>
        </draw:line>
        <draw:line draw:name="Straight Connector 13" draw:style-name="Mgr7" draw:text-style-name="MP6" draw:layer="backgroundobjects" svg:x1="16.671cm" svg:y1="1.27cm" svg:x2="19.973cm" svg:y2="1.27cm">
          <text:p/>
        </draw:line>
      </draw:g>
      <draw:g draw:name="Group 15">
        <draw:line draw:name="Straight Connector 17" draw:style-name="Mgr7" draw:text-style-name="MP6" draw:layer="backgroundobjects" svg:x1="0.356cm" svg:y1="10.795cm" svg:x2="16.612cm" svg:y2="10.795cm">
          <text:p/>
        </draw:line>
        <draw:line draw:name="Straight Connector 18" draw:style-name="Mgr6" draw:text-style-name="MP6" draw:layer="backgroundobjects" svg:x1="16.661cm" svg:y1="10.795cm" svg:x2="19.963cm" svg:y2="10.795cm">
          <text:p/>
        </draw:line>
      </draw:g>
      <draw:frame draw:name="Title 1" presentation:style-name="Mpr27" draw:text-style-name="MP15" draw:layer="backgroundobjects" svg:width="18.202cm" svg:height="0.888cm" svg:x="0.212cm" svg:y="0.169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presentation:style-name="Title_20_Only_5f__5f__5f__5f__5f__5f_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Title_20_Only_5f__5f__5f__5f__5f__5f_-title" draw:layer="backgroundobjects" svg:width="19.798cm" svg:height="11.135cm" svg:x="0.6cm" svg:y="2.257cm" presentation:class="page"/>
        <draw:frame presentation:style-name="Title_20_Only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_5f__5f__5f__5f__5f__5f__5f_" style:display-name="Title Only_______" style:page-layout-name="PM1" draw:style-name="Mdp1">
      <draw:custom-shape draw:name="Rectangle 9" draw:style-name="Mgr13" draw:text-style-name="MP5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21" draw:layer="backgroundobjects" svg:width="1.968cm" svg:height="0.425cm" svg:x="-0.545cm" svg:y="10.975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6" draw:layer="backgroundobjects" svg:x1="0.346cm" svg:y1="1.27cm" svg:x2="16.602cm" svg:y2="1.27cm">
          <text:p/>
        </draw:line>
        <draw:line draw:name="Straight Connector 13" draw:style-name="Mgr7" draw:text-style-name="MP6" draw:layer="backgroundobjects" svg:x1="16.671cm" svg:y1="1.27cm" svg:x2="19.973cm" svg:y2="1.27cm">
          <text:p/>
        </draw:line>
      </draw:g>
      <draw:g draw:name="Group 15">
        <draw:line draw:name="Straight Connector 17" draw:style-name="Mgr7" draw:text-style-name="MP6" draw:layer="backgroundobjects" svg:x1="0.356cm" svg:y1="10.795cm" svg:x2="16.612cm" svg:y2="10.795cm">
          <text:p/>
        </draw:line>
        <draw:line draw:name="Straight Connector 18" draw:style-name="Mgr6" draw:text-style-name="MP6" draw:layer="backgroundobjects" svg:x1="16.661cm" svg:y1="10.795cm" svg:x2="19.963cm" svg:y2="10.795cm">
          <text:p/>
        </draw:line>
      </draw:g>
      <draw:frame draw:name="Title 1" presentation:style-name="Mpr30" draw:text-style-name="MP15" draw:layer="backgroundobjects" svg:width="18.202cm" svg:height="0.888cm" svg:x="0.212cm" svg:y="0.169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presentation:style-name="Title_20_Only_5f__5f__5f__5f__5f__5f__5f_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Title_20_Only_5f__5f__5f__5f__5f__5f__5f_-title" draw:layer="backgroundobjects" svg:width="19.798cm" svg:height="11.135cm" svg:x="0.6cm" svg:y="2.257cm" presentation:class="page"/>
        <draw:frame presentation:style-name="Title_20_Only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_5f__5f__5f__5f__5f__5f__5f__5f_" style:display-name="Title Only________" style:page-layout-name="PM1" draw:style-name="Mdp1">
      <draw:custom-shape draw:name="Rectangle 9" draw:style-name="Mgr13" draw:text-style-name="MP5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21" draw:layer="backgroundobjects" svg:width="1.968cm" svg:height="0.425cm" svg:x="-0.545cm" svg:y="10.975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6" draw:layer="backgroundobjects" svg:x1="0.346cm" svg:y1="1.27cm" svg:x2="16.602cm" svg:y2="1.27cm">
          <text:p/>
        </draw:line>
        <draw:line draw:name="Straight Connector 13" draw:style-name="Mgr7" draw:text-style-name="MP6" draw:layer="backgroundobjects" svg:x1="16.671cm" svg:y1="1.27cm" svg:x2="19.973cm" svg:y2="1.27cm">
          <text:p/>
        </draw:line>
      </draw:g>
      <draw:g draw:name="Group 15">
        <draw:line draw:name="Straight Connector 17" draw:style-name="Mgr7" draw:text-style-name="MP6" draw:layer="backgroundobjects" svg:x1="0.356cm" svg:y1="10.795cm" svg:x2="16.612cm" svg:y2="10.795cm">
          <text:p/>
        </draw:line>
        <draw:line draw:name="Straight Connector 18" draw:style-name="Mgr6" draw:text-style-name="MP6" draw:layer="backgroundobjects" svg:x1="16.661cm" svg:y1="10.795cm" svg:x2="19.963cm" svg:y2="10.795cm">
          <text:p/>
        </draw:line>
      </draw:g>
      <draw:frame draw:name="Title 1" presentation:style-name="Mpr33" draw:text-style-name="MP15" draw:layer="backgroundobjects" svg:width="18.202cm" svg:height="0.888cm" svg:x="0.212cm" svg:y="0.169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presentation:style-name="Title_20_Only_5f__5f__5f__5f__5f__5f__5f__5f_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Title_20_Only_5f__5f__5f__5f__5f__5f__5f__5f_-title" draw:layer="backgroundobjects" svg:width="19.798cm" svg:height="11.135cm" svg:x="0.6cm" svg:y="2.257cm" presentation:class="page"/>
        <draw:frame presentation:style-name="Title_20_Only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_5f__5f__5f__5f__5f__5f__5f__5f__5f_" style:display-name="Title Only_________" style:page-layout-name="PM1" draw:style-name="Mdp1">
      <draw:custom-shape draw:name="Rectangle 9" draw:style-name="Mgr13" draw:text-style-name="MP5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21" draw:layer="backgroundobjects" svg:width="1.968cm" svg:height="0.425cm" svg:x="-0.545cm" svg:y="10.975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6" draw:layer="backgroundobjects" svg:x1="0.346cm" svg:y1="1.27cm" svg:x2="16.602cm" svg:y2="1.27cm">
          <text:p/>
        </draw:line>
        <draw:line draw:name="Straight Connector 13" draw:style-name="Mgr7" draw:text-style-name="MP6" draw:layer="backgroundobjects" svg:x1="16.671cm" svg:y1="1.27cm" svg:x2="19.973cm" svg:y2="1.27cm">
          <text:p/>
        </draw:line>
      </draw:g>
      <draw:g draw:name="Group 15">
        <draw:line draw:name="Straight Connector 17" draw:style-name="Mgr7" draw:text-style-name="MP6" draw:layer="backgroundobjects" svg:x1="0.356cm" svg:y1="10.795cm" svg:x2="16.612cm" svg:y2="10.795cm">
          <text:p/>
        </draw:line>
        <draw:line draw:name="Straight Connector 18" draw:style-name="Mgr6" draw:text-style-name="MP6" draw:layer="backgroundobjects" svg:x1="16.661cm" svg:y1="10.795cm" svg:x2="19.963cm" svg:y2="10.795cm">
          <text:p/>
        </draw:line>
      </draw:g>
      <draw:frame draw:name="Title 1" presentation:style-name="Mpr36" draw:text-style-name="MP15" draw:layer="backgroundobjects" svg:width="18.202cm" svg:height="0.888cm" svg:x="0.212cm" svg:y="0.169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presentation:style-name="Title_20_Only_5f__5f__5f__5f__5f__5f__5f__5f__5f_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Title_20_Only_5f__5f__5f__5f__5f__5f__5f__5f__5f_-title" draw:layer="backgroundobjects" svg:width="19.798cm" svg:height="11.135cm" svg:x="0.6cm" svg:y="2.257cm" presentation:class="page"/>
        <draw:frame presentation:style-name="Title_20_Only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_5f__5f__5f__5f__5f__5f__5f__5f__5f__5f_" style:display-name="Title Only__________" style:page-layout-name="PM1" draw:style-name="Mdp1">
      <draw:custom-shape draw:name="Rectangle 9" draw:style-name="Mgr13" draw:text-style-name="MP5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21" draw:layer="backgroundobjects" svg:width="1.968cm" svg:height="0.425cm" svg:x="-0.545cm" svg:y="10.975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6" draw:layer="backgroundobjects" svg:x1="0.346cm" svg:y1="1.27cm" svg:x2="16.602cm" svg:y2="1.27cm">
          <text:p/>
        </draw:line>
        <draw:line draw:name="Straight Connector 13" draw:style-name="Mgr7" draw:text-style-name="MP6" draw:layer="backgroundobjects" svg:x1="16.671cm" svg:y1="1.27cm" svg:x2="19.973cm" svg:y2="1.27cm">
          <text:p/>
        </draw:line>
      </draw:g>
      <draw:g draw:name="Group 15">
        <draw:line draw:name="Straight Connector 17" draw:style-name="Mgr7" draw:text-style-name="MP6" draw:layer="backgroundobjects" svg:x1="0.356cm" svg:y1="10.795cm" svg:x2="16.612cm" svg:y2="10.795cm">
          <text:p/>
        </draw:line>
        <draw:line draw:name="Straight Connector 18" draw:style-name="Mgr6" draw:text-style-name="MP6" draw:layer="backgroundobjects" svg:x1="16.661cm" svg:y1="10.795cm" svg:x2="19.963cm" svg:y2="10.795cm">
          <text:p/>
        </draw:line>
      </draw:g>
      <draw:frame draw:name="Title 1" presentation:style-name="Mpr39" draw:text-style-name="MP15" draw:layer="backgroundobjects" svg:width="18.202cm" svg:height="0.888cm" svg:x="0.212cm" svg:y="0.169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presentation:style-name="Title_20_Only_5f__5f__5f__5f__5f__5f__5f__5f__5f__5f_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Title_20_Only_5f__5f__5f__5f__5f__5f__5f__5f__5f__5f_-title" draw:layer="backgroundobjects" svg:width="19.798cm" svg:height="11.135cm" svg:x="0.6cm" svg:y="2.257cm" presentation:class="page"/>
        <draw:frame presentation:style-name="Title_20_Only_5f_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_5f__5f__5f__5f__5f__5f__5f__5f__5f__5f__5f_" style:display-name="Title Only___________" style:page-layout-name="PM1" draw:style-name="Mdp1">
      <draw:custom-shape draw:name="Rectangle 9" draw:style-name="Mgr13" draw:text-style-name="MP5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21" draw:layer="backgroundobjects" svg:width="1.968cm" svg:height="0.425cm" svg:x="-0.545cm" svg:y="10.975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6" draw:layer="backgroundobjects" svg:x1="0.346cm" svg:y1="1.27cm" svg:x2="16.602cm" svg:y2="1.27cm">
          <text:p/>
        </draw:line>
        <draw:line draw:name="Straight Connector 13" draw:style-name="Mgr7" draw:text-style-name="MP6" draw:layer="backgroundobjects" svg:x1="16.671cm" svg:y1="1.27cm" svg:x2="19.973cm" svg:y2="1.27cm">
          <text:p/>
        </draw:line>
      </draw:g>
      <draw:g draw:name="Group 15">
        <draw:line draw:name="Straight Connector 17" draw:style-name="Mgr7" draw:text-style-name="MP6" draw:layer="backgroundobjects" svg:x1="0.356cm" svg:y1="10.795cm" svg:x2="16.612cm" svg:y2="10.795cm">
          <text:p/>
        </draw:line>
        <draw:line draw:name="Straight Connector 18" draw:style-name="Mgr6" draw:text-style-name="MP6" draw:layer="backgroundobjects" svg:x1="16.661cm" svg:y1="10.795cm" svg:x2="19.963cm" svg:y2="10.795cm">
          <text:p/>
        </draw:line>
      </draw:g>
      <draw:frame draw:name="Title 1" presentation:style-name="Mpr42" draw:text-style-name="MP15" draw:layer="backgroundobjects" svg:width="18.202cm" svg:height="0.888cm" svg:x="0.212cm" svg:y="0.169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presentation:style-name="Title_20_Only_5f__5f__5f__5f__5f__5f__5f__5f__5f__5f__5f_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Title_20_Only_5f__5f__5f__5f__5f__5f__5f__5f__5f__5f__5f_-title" draw:layer="backgroundobjects" svg:width="19.798cm" svg:height="11.135cm" svg:x="0.6cm" svg:y="2.257cm" presentation:class="page"/>
        <draw:frame presentation:style-name="Title_20_Only_5f__5f_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_5f__5f__5f__5f__5f__5f__5f__5f__5f__5f__5f__5f_" style:display-name="Title Only____________" style:page-layout-name="PM1" draw:style-name="Mdp1">
      <draw:custom-shape draw:name="Rectangle 9" draw:style-name="Mgr13" draw:text-style-name="MP5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21" draw:layer="backgroundobjects" svg:width="1.968cm" svg:height="0.425cm" svg:x="-0.545cm" svg:y="10.975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6" draw:layer="backgroundobjects" svg:x1="0.346cm" svg:y1="1.27cm" svg:x2="16.602cm" svg:y2="1.27cm">
          <text:p/>
        </draw:line>
        <draw:line draw:name="Straight Connector 13" draw:style-name="Mgr7" draw:text-style-name="MP6" draw:layer="backgroundobjects" svg:x1="16.671cm" svg:y1="1.27cm" svg:x2="19.973cm" svg:y2="1.27cm">
          <text:p/>
        </draw:line>
      </draw:g>
      <draw:g draw:name="Group 15">
        <draw:line draw:name="Straight Connector 17" draw:style-name="Mgr7" draw:text-style-name="MP6" draw:layer="backgroundobjects" svg:x1="0.356cm" svg:y1="10.795cm" svg:x2="16.612cm" svg:y2="10.795cm">
          <text:p/>
        </draw:line>
        <draw:line draw:name="Straight Connector 18" draw:style-name="Mgr6" draw:text-style-name="MP6" draw:layer="backgroundobjects" svg:x1="16.661cm" svg:y1="10.795cm" svg:x2="19.963cm" svg:y2="10.795cm">
          <text:p/>
        </draw:line>
      </draw:g>
      <draw:frame draw:name="Title 1" presentation:style-name="Mpr45" draw:text-style-name="MP15" draw:layer="backgroundobjects" svg:width="18.202cm" svg:height="0.888cm" svg:x="0.212cm" svg:y="0.169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presentation:style-name="Title_20_Only_5f__5f__5f__5f__5f__5f__5f__5f__5f__5f__5f__5f_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Title_20_Only_5f__5f__5f__5f__5f__5f__5f__5f__5f__5f__5f__5f_-title" draw:layer="backgroundobjects" svg:width="19.798cm" svg:height="11.135cm" svg:x="0.6cm" svg:y="2.257cm" presentation:class="page"/>
        <draw:frame presentation:style-name="Title_20_Only_5f__5f__5f_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DeepRastogi</meta:initial-creator>
    <meta:editing-cycles>531</meta:editing-cycles>
    <meta:creation-date>2015-08-31T08:30:30</meta:creation-date>
    <dc:date>2019-08-08T17:40:58.395695199</dc:date>
    <meta:editing-duration>P5DT20H39M39S</meta:editing-duration>
    <meta:generator>LibreOffice/5.1.6.2$Linux_X86_64 LibreOffice_project/10m0$Build-2</meta:generator>
    <meta:document-statistic meta:object-count="36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template xlink:type="simple" xlink:actuate="onRequest" xlink:title="GES-TMPL-Presentation-v3.6" xlink:href=""/>
  </office:meta>
</office:document-meta>
</file>